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30000008D0A79701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Mono" svg:font-family="'Bitstream Vera Sans Mono', Courier, monospace"/>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fo:font-weight="bold"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start" style:justify-single-word="false"/>
      <style:text-properties fo:font-variant="normal" fo:text-transform="none" fo:color="#333333" style:font-name="Bitstream Vera Sans Mono" fo:font-size="9.75pt" fo:letter-spacing="normal" fo:font-style="normal" fo:font-weight="normal"/>
    </style:style>
    <style:style style:name="P19" style:family="paragraph" style:parent-style-name="Standard">
      <style:paragraph-properties fo:text-align="start" style:justify-single-word="false" fo:break-before="page"/>
      <style:text-properties fo:font-weight="normal" style:font-weight-asian="normal" style:font-weight-complex="normal"/>
    </style:style>
    <style:style style:name="P20" style:family="paragraph" style:parent-style-name="Standard" style:list-style-name="L1">
      <style:paragraph-properties fo:text-align="start" style:justify-single-word="false"/>
    </style:style>
    <style:style style:name="P21" style:family="paragraph" style:parent-style-name="Standard" style:list-style-name="L2">
      <style:paragraph-properties fo:text-align="start" style:justify-single-word="false"/>
    </style:style>
    <style:style style:name="P22" style:family="paragraph" style:parent-style-name="Standard" style:list-style-name="L3">
      <style:paragraph-properties fo:text-align="start" style:justify-single-word="false"/>
    </style:style>
    <style:style style:name="P23" style:family="paragraph" style:parent-style-name="Standard" style:list-style-name="L4">
      <style:paragraph-properties fo:text-align="start" style:justify-single-word="false"/>
    </style:style>
    <style:style style:name="P24" style:family="paragraph" style:parent-style-name="Standard" style:list-style-name="L1">
      <style:paragraph-properties fo:text-align="start" style:justify-single-word="false"/>
      <style:text-properties fo:font-weight="normal" style:font-weight-asian="normal" style:font-weight-complex="normal"/>
    </style:style>
    <style:style style:name="P25" style:family="paragraph" style:parent-style-name="Standard" style:list-style-name="L2">
      <style:paragraph-properties fo:text-align="start" style:justify-single-word="false"/>
      <style:text-properties fo:font-weight="normal" style:font-weight-asian="normal" style:font-weight-complex="normal"/>
    </style:style>
    <style:style style:name="P26" style:family="paragraph" style:parent-style-name="Standard" style:list-style-name="L3">
      <style:paragraph-properties fo:text-align="start" style:justify-single-word="false"/>
      <style:text-properties fo:font-weight="normal" style:font-weight-asian="normal" style:font-weight-complex="normal"/>
    </style:style>
    <style:style style:name="P27" style:family="paragraph" style:parent-style-name="Standard" style:list-style-name="L4">
      <style:paragraph-properties fo:text-align="start" style:justify-single-word="false"/>
      <style:text-properties fo:font-weight="normal" style:font-weight-asian="normal" style:font-weight-complex="normal"/>
    </style:style>
    <style:style style:name="P28" style:family="paragraph" style:parent-style-name="Standard" style:list-style-name="L5">
      <style:paragraph-properties fo:text-align="start" style:justify-single-word="false"/>
      <style:text-properties fo:font-weight="normal" style:font-weight-asian="normal" style:font-weight-complex="normal"/>
    </style:style>
    <style:style style:name="P29" style:family="paragraph" style:parent-style-name="Standard" style:list-style-name="L2">
      <style:paragraph-properties fo:text-align="start" style:justify-single-word="false"/>
      <style:text-properties fo:font-weight="normal"/>
    </style:style>
    <style:style style:name="P30" style:family="paragraph" style:parent-style-name="Standard" style:list-style-name="L3">
      <style:paragraph-properties fo:text-align="start" style:justify-single-word="false"/>
      <style:text-properties fo:font-weight="normal"/>
    </style:style>
    <style:style style:name="P31" style:family="paragraph" style:parent-style-name="Standard" style:list-style-name="L2">
      <style:paragraph-properties fo:text-align="start" style:justify-single-word="false"/>
      <style:text-properties fo:font-weight="bold" style:font-weight-asian="bold" style:font-weight-complex="bold"/>
    </style:style>
    <style:style style:name="P32" style:family="paragraph" style:parent-style-name="Standard" style:list-style-name="L3">
      <style:paragraph-properties fo:text-align="start" style:justify-single-word="false"/>
      <style:text-properties fo:font-weight="bold" style:font-weight-asian="bold" style:font-weight-complex="bold"/>
    </style:style>
    <style:style style:name="P33" style:family="paragraph" style:parent-style-name="Standard" style:list-style-name="L4">
      <style:paragraph-properties fo:text-align="start" style:justify-single-word="false"/>
      <style:text-properties fo:font-weight="bold" style:font-weight-asian="bold" style:font-weight-complex="bold"/>
    </style:style>
    <style:style style:name="P34" style:family="paragraph" style:parent-style-name="Standard" style:list-style-name="L5">
      <style:paragraph-properties fo:text-align="start" style:justify-single-word="false"/>
      <style:text-properties fo:font-weight="bold" style:font-weight-asian="bold" style:font-weight-complex="bold"/>
    </style:style>
    <style:style style:name="P35"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Standard" style:list-style-name="L4">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9" style:family="paragraph" style:parent-style-name="Standard" style:list-style-name="L5">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0" style:family="paragraph" style:parent-style-name="Standard" style:list-style-name="L4">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41" style:family="paragraph" style:parent-style-name="Standard" style:list-style-name="L5">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42"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43" style:family="paragraph" style:parent-style-name="Standard" style:list-style-name="L5">
      <style:paragraph-properties fo:text-align="start" style:justify-single-word="false"/>
      <style:text-properties fo:font-style="normal" fo:font-weight="bold" style:font-style-asian="normal" style:font-weight-asian="bold" style:font-style-complex="normal" style:font-weight-complex="bold"/>
    </style:style>
    <style:style style:name="P44" style:family="paragraph" style:parent-style-name="Standard" style:list-style-name="L4">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T1" style:family="text">
      <style:text-properties fo:font-size="28pt" fo:font-weight="normal" style:font-size-asian="28pt" style:font-weight-asian="normal" style:font-size-complex="28pt" style:font-weight-complex="normal"/>
    </style:style>
    <style:style style:name="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T4" style:family="text">
      <style:text-properties style:font-name="Times New Roman1" style:font-name-asian="Droid Sans Fallback" style:font-name-complex="Times New Roman1"/>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style:font-style-asian="italic" style:font-weight-asian="normal" style:font-style-complex="italic" style:font-weight-complex="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text-underline-style="none" fo:font-weight="bold" style:font-style-asian="italic" style:font-weight-asian="bold" style:font-style-complex="italic" style:font-weight-complex="bold"/>
    </style:style>
    <style:style style:name="T25"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4002-XXX</text:p>
      <text:p text:style-name="P3">Software Development on Linux Systems</text:p>
      <text:p text:style-name="P3">Lab 11- Setting up Bug Tracking, Patching, Forking and Merging</text:p>
      <text:p text:style-name="P3"/>
      <text:p text:style-name="P3">Name: ______________________________________ <text:s text:c="5"/>Section: _____________</text:p>
      <text:p text:style-name="P4"><text:line-break/></text:p>
      <text:p text:style-name="P4"><text:tab/><text:span text:style-name="T5">In this lab you will be patching code and setting up bug tracking. When you create new projects, <text:tab/>there are bound to bugs in the code and new features along the way. Often times bugs are <text:tab/>reported by end users of the software. This is where bug tracking becomes important. With bug <text:tab/><text:tab/>tracking you can communicate with end users, rate the severity of the problem and track the bug <text:tab/>progress. Fixing bugs or tweaking features usually requires patching code. Code patches are <text:tab/>created by determining the changes made and applying them to source code. End users then <text:tab/>either download a new modified version of the code or the patch itself. In this lab you will <text:tab/>create and apply patches, as well as create a bug tracker.</text:span></text:p>
      <text:p text:style-name="P4"><text:line-break/><text:tab/>Activity – Patching </text:p>
      <text:p text:style-name="P4"><text:tab/></text:p>
      <text:p text:style-name="P7"><text:span text:style-name="T6"><text:tab/></text:span><text:span text:style-name="T5">Patching is a fairly easy process. The idea of patching is to determine which files were modified <text:tab/>from the original and what the modifications were. The new modifications are then applied to <text:tab/>the old code.<text:tab/></text:span></text:p>
      <text:p text:style-name="P5"/>
      <text:p text:style-name="P5"><text:tab/></text:p>
      <text:list xml:id="list2033039919" text:style-name="L1">
        <text:list-item>
          <text:list>
            <text:list-item>
              <text:list>
                <text:list-item>
                  <text:p text:style-name="P20"><text:span text:style-name="T5">Download </text:span><text:span text:style-name="T6">hellotest-1.4.tar.gz</text:span><text:span text:style-name="T5"> and </text:span><text:span text:style-name="T6">hellotest-1.5.tar.gz</text:span><text:span text:style-name="T5"> from MyCourses.</text:span></text:p>
                  <text:p text:style-name="P24"/>
                </text:list-item>
                <text:list-item>
                  <text:p text:style-name="P24">Uncompress these two directories. You should now have a folder called hellotest-1.4 and one called hellotest-1.5 in the same directory. </text:p>
                  <text:p text:style-name="P24"/>
                </text:list-item>
                <text:list-item>
                  <text:p text:style-name="P20"><text:span text:style-name="T5">In the </text:span><text:span text:style-name="T6">hellotest-1.5 </text:span><text:span text:style-name="T5">directory go into the </text:span><text:span text:style-name="T6">src </text:span><text:span text:style-name="T5">directory and open the files </text:span><text:span text:style-name="T6">hello.cpp</text:span><text:span text:style-name="T5"> and </text:span><text:span text:style-name="T6">hello.h</text:span><text:span text:style-name="T5"> . <text:s/></text:span></text:p>
                </text:list-item>
              </text:list>
            </text:list-item>
          </text:list>
        </text:list-item>
      </text:list>
      <text:p text:style-name="P5"/>
      <text:p text:style-name="P7"><text:span text:style-name="T5"><text:tab/><text:tab/>In the hello.h file replace the <text:line-break/><text:line-break/><text:tab/></text:span><text:span text:style-name="T6"><text:tab/>#define HELLO "Hello World"</text:span></text:p>
      <text:p text:style-name="P5"/>
      <text:p text:style-name="P5"><text:tab/><text:tab/>with </text:p>
      <text:p text:style-name="P5"/>
      <text:p text:style-name="P7"><text:span text:style-name="T5"><text:tab/><text:tab/></text:span><text:span text:style-name="T10">#define HELLO "This is my updated code"</text:span></text:p>
      <text:p text:style-name="P5"/>
      <text:p text:style-name="P5"><text:tab/><text:tab/>and save the file</text:p>
      <text:p text:style-name="P5"/>
      <text:p text:style-name="P5"/>
      <text:list xml:id="list1383490790" text:continue-numbering="true" text:style-name="L1">
        <text:list-item>
          <text:list>
            <text:list-item>
              <text:list>
                <text:list-item>
                  <text:p text:style-name="P20"><text:soft-page-break/><text:span text:style-name="T5">In the </text:span><text:span text:style-name="T6">hello.cpp</text:span><text:span text:style-name="T5"> file add the line</text:span></text:p>
                </text:list-item>
              </text:list>
            </text:list-item>
          </text:list>
        </text:list-item>
      </text:list>
      <text:p text:style-name="P5"/>
      <text:p text:style-name="P7"><text:span text:style-name="T5"><text:tab/><text:tab/></text:span><text:span text:style-name="T6">cout &lt;&lt; HELLO &lt;&lt; endl;</text:span></text:p>
      <text:p text:style-name="P5"/>
      <text:p text:style-name="P5"><text:tab/><text:tab/>several times after the first occurrence. Then save the file. The main function should <text:tab/><text:tab/><text:tab/>now look like this:</text:p>
      <text:p text:style-name="P5"/>
      <text:p text:style-name="P7"><text:span text:style-name="T5"><text:tab/></text:span><text:span text:style-name="T6"><text:tab/>int main() </text:span></text:p>
      <text:p text:style-name="P4"><text:tab/><text:tab/>{ </text:p>
      <text:p text:style-name="P4"><text:tab/><text:tab/><text:tab/>cout &lt;&lt; HELLO &lt;&lt; endl; </text:p>
      <text:p text:style-name="P4"><text:tab/><text:tab/><text:tab/>cout &lt;&lt; HELLO &lt;&lt; endl; </text:p>
      <text:p text:style-name="P4"><text:tab/><text:tab/><text:tab/>cout &lt;&lt; HELLO &lt;&lt; endl; </text:p>
      <text:p text:style-name="P4"><text:tab/><text:tab/><text:tab/>cout &lt;&lt; HELLO &lt;&lt; endl; </text:p>
      <text:p text:style-name="P4"><text:tab/><text:tab/><text:tab/>cout &lt;&lt; HELLO &lt;&lt; endl; </text:p>
      <text:p text:style-name="P4"><text:tab/><text:tab/><text:tab/>return 0; </text:p>
      <text:p text:style-name="P4"><text:tab/><text:tab/>}</text:p>
      <text:p text:style-name="P5"/>
      <text:list xml:id="list649590210" text:continue-numbering="true" text:style-name="L1">
        <text:list-item>
          <text:list>
            <text:list-item>
              <text:list>
                <text:list-item>
                  <text:p text:style-name="P24">Change directory to the one that contains both the hellotest-1.4 directory and the hellotest-1.5 directory. </text:p>
                </text:list-item>
              </text:list>
            </text:list-item>
          </text:list>
        </text:list-item>
      </text:list>
      <text:p text:style-name="P5"/>
      <text:p text:style-name="P5"><text:tab/><text:tab/>You will now create a patch of the newer code with </text:p>
      <text:p text:style-name="P5"/>
      <text:p text:style-name="P7"><text:span text:style-name="T5"><text:tab/><text:tab/></text:span><text:span text:style-name="T6">diff <text:s/>-crB <text:s/>hellotest-1.4 <text:s/>hellotest-1.5 <text:s/>&gt; ht1-5.patch</text:span></text:p>
      <text:p text:style-name="P5"/>
      <text:p text:style-name="P7"><text:span text:style-name="T5"><text:tab/><text:tab/>This creates a new patch file containing all of the changes code between hellotest-1.4 <text:tab/><text:tab/><text:tab/>and hellotest1-5. </text:span><text:span text:style-name="T6">It is important to note that any new files or folders are not <text:tab/><text:tab/><text:tab/><text:tab/>recorded within the patch. The patch is only comparing files that exist in both <text:tab/><text:tab/><text:tab/>folders. Any new files or folders must be committed to version control as normal. </text:span></text:p>
      <text:p text:style-name="P4"/>
      <text:p text:style-name="P7"><text:span text:style-name="T6"><text:tab/><text:tab/></text:span><text:span text:style-name="T5">With this patch, you are able to distribute the patch alone as a patch for end users or you <text:tab/><text:tab/>can commit the updated code to version control to create an updated package. <text:s text:c="2"/></text:span></text:p>
      <text:p text:style-name="P5"><text:tab/><text:tab/></text:p>
      <text:list xml:id="list230875359" text:continue-numbering="true" text:style-name="L1">
        <text:list-item>
          <text:list>
            <text:list-item>
              <text:list>
                <text:list-item>
                  <text:p text:style-name="P20"><text:span text:style-name="T5">Change directory to the </text:span><text:span text:style-name="T6">hellotest-1.4 </text:span><text:span text:style-name="T5">directory</text:span></text:p>
                </text:list-item>
              </text:list>
            </text:list-item>
          </text:list>
        </text:list-item>
      </text:list>
      <text:p text:style-name="P5"/>
      <text:p text:style-name="P5"/>
      <text:p text:style-name="P5"/>
      <text:p text:style-name="P5"/>
      <text:p text:style-name="P5"/>
      <text:p text:style-name="P5"/>
      <text:p text:style-name="P5"/>
      <text:p text:style-name="P5"/>
      <text:p text:style-name="P5"/>
      <text:list xml:id="list981165998" text:continue-numbering="true" text:style-name="L1">
        <text:list-item>
          <text:list>
            <text:list-item>
              <text:list>
                <text:list-item>
                  <text:p text:style-name="P24"><text:soft-page-break/>You will now apply the patch to the hellotest-1.4 folder with the patch command</text:p>
                </text:list-item>
              </text:list>
            </text:list-item>
          </text:list>
        </text:list-item>
      </text:list>
      <text:p text:style-name="P5"/>
      <text:p text:style-name="P5"><text:tab/><text:tab/> The hellotest-1.4 directory and the hellotest-1.5 directory that you downloaded were <text:tab/><text:tab/><text:tab/> identical at the time you downloaded them. After we apply the patch to 1.4, the changes <text:tab/><text:tab/>you made to the code in 1.5 will appear in 1.4. <text:tab/></text:p>
      <text:p text:style-name="P5"/>
      <text:p text:style-name="P7"><text:span text:style-name="T5"><text:tab/><text:tab/>In the </text:span><text:span text:style-name="T6">hellotest-1.4</text:span><text:span text:style-name="T5"> directory, run the following command </text:span></text:p>
      <text:p text:style-name="P5"/>
      <text:p text:style-name="P7"><text:span text:style-name="T5"><text:tab/><text:tab/></text:span><text:span text:style-name="T6">patch <text:s/>-p1 <text:s text:c="2"/>&lt; <text:s/>../ht1-5.patch </text:span></text:p>
      <text:p text:style-name="P4"/>
      <text:p text:style-name="P4"><text:tab/><text:tab/>Note: That is the letter p and the number one in the patch command. This is a flag <text:tab/><text:tab/><text:tab/>to ignore the fact that the patch may be being applied to a machine it was <text:tab/>not <text:tab/><text:tab/><text:tab/>created on.<text:tab/><text:tab/><text:tab/></text:p>
      <text:p text:style-name="P5"/>
      <text:list xml:id="list1015660441" text:continue-numbering="true" text:style-name="L1">
        <text:list-item>
          <text:list>
            <text:list-item>
              <text:list>
                <text:list-item>
                  <text:p text:style-name="P20"><text:span text:style-name="T5">Open the files </text:span><text:span text:style-name="T6">hello.cpp </text:span><text:span text:style-name="T5">and </text:span><text:span text:style-name="T6">hello.h </text:span><text:span text:style-name="T5"><text:s/>in the </text:span><text:span text:style-name="T6">src </text:span><text:span text:style-name="T5">directory of </text:span><text:span text:style-name="T6">hellotest-1.4</text:span></text:p>
                </text:list-item>
              </text:list>
            </text:list-item>
          </text:list>
        </text:list-item>
      </text:list>
      <text:p text:style-name="P4"/>
      <text:p text:style-name="P7"><text:span text:style-name="T6"><text:tab/><text:tab/></text:span><text:span text:style-name="T5">You should now see the changes you made to hellotest-1.5 in the files for hellotest-1.4</text:span></text:p>
      <text:p text:style-name="P4"/>
      <text:p text:style-name="P7"><text:span text:style-name="T6"><text:tab/><text:tab/></text:span><text:span text:style-name="T5">You have successfully created and applied a patch. </text:span></text:p>
      <text:p text:style-name="P4"/>
      <text:p text:style-name="P4"><text:tab/><text:tab/></text:p>
      <text:p text:style-name="P4"/>
      <text:p text:style-name="P4"/>
      <text:p text:style-name="P4"><text:tab/><text:tab/>Instructor/TA <text:s/>Sign-Off _______________________________</text:p>
      <text:p text:style-name="P4"/>
      <text:p text:style-name="P4"/>
      <text:list xml:id="list742182249" text:continue-numbering="true" text:style-name="L1">
        <text:list-item>
          <text:list>
            <text:list-item>
              <text:list>
                <text:list-item>
                  <text:p text:style-name="P24">You can also remove a patch that was previously applied. In the <text:span text:style-name="T6">hellotest-1.4</text:span> directory remove the patch with the following command. </text:p>
                </text:list-item>
              </text:list>
            </text:list-item>
          </text:list>
        </text:list-item>
      </text:list>
      <text:p text:style-name="P5"/>
      <text:p text:style-name="P5"><text:tab/><text:tab/><text:span text:style-name="T6">patch <text:s/>-p1 <text:s text:c="2"/>-R <text:s/>&lt; <text:s/>../ht1-5.patch </text:span></text:p>
      <text:p text:style-name="P5"/>
      <text:list xml:id="list323384575" text:continue-numbering="true" text:style-name="L1">
        <text:list-item>
          <text:list>
            <text:list-item>
              <text:list>
                <text:list-item>
                  <text:p text:style-name="P24">Open the files <text:span text:style-name="T6">hello.cpp </text:span>and <text:span text:style-name="T6">hello.h </text:span><text:s/>in the <text:span text:style-name="T6">src </text:span>directory of <text:span text:style-name="T6">hellotest-1.4</text:span></text:p>
                </text:list-item>
              </text:list>
            </text:list-item>
          </text:list>
        </text:list-item>
      </text:list>
      <text:p text:style-name="P4"/>
      <text:p text:style-name="P5"><text:span text:style-name="T6"><text:tab/><text:tab/> </text:span>You should now see that the changes you applied in the patch have been removed and <text:tab/><text:tab/><text:tab/> the code is back to state it was in before the patch was applied. </text:p>
      <text:p text:style-name="P5"/>
      <text:p text:style-name="P5"><text:tab/><text:tab/> You have successfully removed the patch.</text:p>
      <text:p text:style-name="P4"/>
      <text:p text:style-name="P4"/>
      <text:p text:style-name="P4"/>
      <text:p text:style-name="P4"><text:tab/><text:tab/>Instructor/TA <text:s/>Sign-Off _______________________________</text:p>
      <text:p text:style-name="P4"/>
      <text:p text:style-name="P4"><text:soft-page-break/><text:tab/>Overview – Configuring Bug Tracking </text:p>
      <text:p text:style-name="P4"/>
      <text:p text:style-name="P5"><text:span text:style-name="T6"><text:tab/></text:span>There are many ways to setup bug tracking and distribute source code. You can setup your own <text:tab/>systems or use existing web based ones. There are a number of online code hosting repositories <text:tab/>that host open source software for free. There are also a number of bug tracking systems online, <text:tab/>as well. In many cases, the code host also provides a bug tracking system. Some of the more <text:tab/>popular ones are Github, Google Code, Launchpad and Source Forge. All of these systems <text:tab/>provide bug tracking. </text:p>
      <text:p text:style-name="P5"/>
      <text:p text:style-name="P5"><text:tab/>In this lab, you will choose one of them and upload a test package to their website. Then you <text:tab/>will create a bug tracker for it. </text:p>
      <text:p text:style-name="P5"/>
      <text:p text:style-name="P5"><text:tab/>The two systems covered in this lab are Launchpad and Github. Launchpad uses bzr while <text:tab/>Github uses git. Launchpad allows you to automatically create packages for Ubuntu and <text:tab/>distribute them, as long as they have the debian directory for deb files in the upload. Though <text:tab/><text:tab/>you can automatically create deb files Launchpad, you may upload files for RPMs to <text:tab/><text:tab/><text:tab/>Launchpad. You just won't be able to automatically make a deb file unless you have built the <text:tab/>debian directory in your code. Many projects do not do this and hold the files for building <text:tab/>RPMS or other packages in Launchpad instead.<text:tab/></text:p>
      <text:p text:style-name="P5"/>
      <text:p text:style-name="P5"><text:tab/>Github is very similar to Launchpad, but uses git for committing. Github will not do automatic <text:tab/>builds and is not tied to Ubuntu, but it is one of the most popular code hosting repositories. <text:tab/>Github provides most of the features that Launchpad does just as effectively. You may find you <text:tab/>like the Github interface and work flow better. </text:p>
      <text:p text:style-name="P5"/>
      <text:p text:style-name="P5"><text:tab/>For this lab choose the system you would like to use. You will either use Git or Bzr. </text:p>
      <text:p text:style-name="P5"/>
      <text:p text:style-name="P5"><text:tab/></text:p>
      <text:p text:style-name="P19"><text:tab/><text:span text:style-name="T6">Activity – Configuring Bug Tracking</text:span></text:p>
      <text:p text:style-name="P4"/>
      <text:p text:style-name="P4"><text:tab/>Choose either the Launchpad section or the Github section for this activity</text:p>
      <text:p text:style-name="P4"/>
      <text:p text:style-name="P5"><text:span text:style-name="T6"><text:tab/></text:span><text:span text:style-name="T8">Launchpad</text:span></text:p>
      <text:p text:style-name="P4"/>
      <text:p text:style-name="P5"><text:span text:style-name="T6"><text:tab/></text:span>Launchpad provides a testing site called staging. Everything that happens on staging is deleted <text:tab/>every Saturday. This provides us a place to test packages and Launchpad without any permanent <text:tab/>changes. </text:p>
      <text:p text:style-name="P4"/>
      <text:list xml:id="list1572037813" text:style-name="L2">
        <text:list-item>
          <text:list>
            <text:list-item>
              <text:list>
                <text:list-item>
                  <text:p text:style-name="P25">Go to <text:a xlink:type="simple" xlink:href="https://help.launchpad.net/Legal">https://help.launchpad.net/Legal</text:a> and read the terms of service </text:p>
                  <text:p text:style-name="P25"/>
                </text:list-item>
                <text:list-item>
                  <text:p text:style-name="P25">Go to <text:a xlink:type="simple" xlink:href="https://staging.launchpad.net/">https://staging.launchpad.net</text:a> and choose <text:span text:style-name="T6">log in/register</text:span> <text:s/></text:p>
                  <text:p text:style-name="P25"/>
                </text:list-item>
                <text:list-item>
                  <text:p text:style-name="P25">At the sign in page, choose <text:span text:style-name="T6">Create a new account</text:span></text:p>
                  <text:p text:style-name="P31"/>
                </text:list-item>
                <text:list-item>
                  <text:p text:style-name="P25">Create an account using your RIT email address </text:p>
                  <text:p text:style-name="P25"/>
                </text:list-item>
                <text:list-item>
                  <text:p text:style-name="P25">Retrieve the confirmation code from your RIT email and paste it into the confirmation code text field on the Launchpad staging site. Now your account is ready to use. </text:p>
                  <text:p text:style-name="P25"/>
                </text:list-item>
                <text:list-item>
                  <text:p text:style-name="P25">Click on your account in the top right, to enter your account details. </text:p>
                  <text:p text:style-name="P25"/>
                </text:list-item>
                <text:list-item>
                  <text:p text:style-name="P25">In the user information area it will show a field for <text:span text:style-name="T6">SSH keys</text:span>, click the <text:span text:style-name="T9">+</text:span> sign to add a new key. </text:p>
                  <text:p text:style-name="P25"/>
                </text:list-item>
                <text:list-item>
                  <text:p text:style-name="P25">On your Linux system, create an ssh key with </text:p>
                </text:list-item>
              </text:list>
            </text:list-item>
          </text:list>
        </text:list-item>
      </text:list>
      <text:p text:style-name="P5"/>
      <text:p text:style-name="P5"><text:tab/><text:tab/><text:span text:style-name="T6">ssh-keygen <text:s/>-t <text:s/>rsa</text:span></text:p>
      <text:p text:style-name="P4"/>
      <text:p text:style-name="P5"><text:span text:style-name="T6"><text:tab/><text:tab/></text:span>or use an existing key on that system if you have one.</text:p>
      <text:p text:style-name="P5"/>
      <text:list xml:id="list1905380528" text:continue-numbering="true" text:style-name="L2">
        <text:list-item>
          <text:list>
            <text:list-item>
              <text:list>
                <text:list-item>
                  <text:p text:style-name="P29"><text:span text:style-name="T18">Open the </text:span><text:span text:style-name="T6">id_rsa.pub </text:span><text:span text:style-name="T18">file in </text:span><text:span text:style-name="T6">~/.ssh/</text:span></text:p>
                </text:list-item>
              </text:list>
            </text:list-item>
          </text:list>
        </text:list-item>
      </text:list>
      <text:p text:style-name="P4"/>
      <text:p text:style-name="P4"><text:tab/><text:tab/>Note: Make sure this is the .pub key. Otherwise you will be sharing your private <text:tab/><text:tab/><text:tab/>key.</text:p>
      <text:list xml:id="list648613194" text:continue-numbering="true" text:style-name="L2">
        <text:list-item>
          <text:list>
            <text:list-item>
              <text:list>
                <text:list-header>
                  <text:p text:style-name="P31"/>
                </text:list-header>
                <text:list-item>
                  <text:p text:style-name="P25">On the launchpad ssh keys page, enter the full contents of your <text:span text:style-name="T6">id_rsa.pub </text:span></text:p>
                </text:list-item>
              </text:list>
            </text:list-item>
          </text:list>
        </text:list-item>
      </text:list>
      <text:p text:style-name="P5"><text:span text:style-name="T6"><text:tab/><text:tab/> </text:span>under the <text:span text:style-name="T6">Add an SSH Key </text:span>text area. </text:p>
      <text:p text:style-name="P4"><text:tab/><text:tab/><text:tab/><text:line-break/><text:tab/><text:tab/>Note: You must include the entire contents of the pub file or else it will not work.</text:p>
      <text:p text:style-name="P4"/>
      <text:list xml:id="list1101763303" text:continue-numbering="true" text:style-name="L2">
        <text:list-item>
          <text:list>
            <text:list-item>
              <text:list>
                <text:list-item>
                  <text:p text:style-name="P25"><text:soft-page-break/>Click <text:span text:style-name="T6">Import Public Key</text:span></text:p>
                  <text:p text:style-name="P31"/>
                </text:list-item>
                <text:list-item>
                  <text:p text:style-name="P21"><text:span text:style-name="T5">Go to </text:span><text:a xlink:type="simple" xlink:href="https://staging.launchpad.net/">https://staging.launchpad.net/</text:a> </text:p>
                  <text:p text:style-name="P21"/>
                </text:list-item>
                <text:list-item>
                  <text:p text:style-name="P21">Choose <text:span text:style-name="T6">Register a project</text:span></text:p>
                  <text:p text:style-name="P31"/>
                </text:list-item>
                <text:list-item>
                  <text:p text:style-name="P25">For the name enter hellotest followed by your ID numbers, followed by your id initials. This is just to create a unique name for the lab. </text:p>
                </text:list-item>
              </text:list>
            </text:list-item>
          </text:list>
        </text:list-item>
      </text:list>
      <text:p text:style-name="P5"/>
      <text:p text:style-name="P5"><text:tab/><text:tab/>Example: If your RIT username is <text:s/>abc1234 then your project name would be</text:p>
      <text:p text:style-name="P5"/>
      <text:p text:style-name="P5"><text:tab/><text:tab/>hellotest1234abc </text:p>
      <text:p text:style-name="P5"/>
      <text:list xml:id="list651774499" text:continue-numbering="true" text:style-name="L2">
        <text:list-item>
          <text:list>
            <text:list-item>
              <text:list>
                <text:list-item>
                  <text:p text:style-name="P25">Enter the same name for the url</text:p>
                  <text:p text:style-name="P25"/>
                </text:list-item>
                <text:list-item>
                  <text:p text:style-name="P25">For the title enter <text:span text:style-name="T6">Hello World Test Lab</text:span></text:p>
                  <text:p text:style-name="P31"/>
                </text:list-item>
                <text:list-item>
                  <text:p text:style-name="P25">For the summary enter, <text:span text:style-name="T6">This is a hello world example that is testing how launchpad works on staging. </text:span></text:p>
                  <text:p text:style-name="P31"/>
                </text:list-item>
                <text:list-item>
                  <text:p text:style-name="P25">When asked if this is a duplicate, scroll to the bottom and choose <text:span text:style-name="T6">No, this is a new project.</text:span></text:p>
                  <text:p text:style-name="P31"/>
                </text:list-item>
                <text:list-item>
                  <text:p text:style-name="P25">Leave the description blank</text:p>
                  <text:p text:style-name="P25"/>
                </text:list-item>
                <text:list-item>
                  <text:p text:style-name="P25">Leave the homepage blank</text:p>
                  <text:p text:style-name="P25"/>
                </text:list-item>
                <text:list-item>
                  <text:p text:style-name="P25">For license choose <text:span text:style-name="T6">GNU GPL v2</text:span></text:p>
                  <text:p text:style-name="P31"/>
                </text:list-item>
                <text:list-item>
                  <text:p text:style-name="P25">Skip the box labeled “I do not want to maintain this project” </text:p>
                  <text:p text:style-name="P31"/>
                </text:list-item>
                <text:list-item>
                  <text:p text:style-name="P25">Hit <text:span text:style-name="T6">Complete Registration </text:span></text:p>
                  <text:p text:style-name="P31"/>
                </text:list-item>
                <text:list-item>
                  <text:p text:style-name="P25">On the right choose <text:span text:style-name="T6">Configure bug tracker</text:span></text:p>
                  <text:p text:style-name="P31"/>
                </text:list-item>
                <text:list-item>
                  <text:p text:style-name="P25">At the configure bug tracker screen, choose Bugs are tracked, <text:span text:style-name="T6">In Launchpad</text:span></text:p>
                  <text:p text:style-name="P31"/>
                </text:list-item>
                <text:list-item>
                  <text:p text:style-name="P25">Scroll down and for Bug Supervisor click <text:span text:style-name="T6">choose </text:span>and click <text:span text:style-name="T6">pick me</text:span></text:p>
                  <text:p text:style-name="P31"/>
                </text:list-item>
                <text:list-item>
                  <text:p text:style-name="P25">For Security contact click <text:span text:style-name="T6">choose </text:span>and click <text:span text:style-name="T6">pick me</text:span></text:p>
                </text:list-item>
              </text:list>
            </text:list-item>
          </text:list>
        </text:list-item>
      </text:list>
      <text:p text:style-name="P4"/>
      <text:p text:style-name="P4"/>
      <text:list xml:id="list894760155" text:continue-numbering="true" text:style-name="L2">
        <text:list-item>
          <text:list>
            <text:list-item>
              <text:list>
                <text:list-item>
                  <text:p text:style-name="P25"><text:soft-page-break/>Choose <text:span text:style-name="T6">Change</text:span> at the bottom to confirm </text:p>
                  <text:p text:style-name="P25"/>
                </text:list-item>
                <text:list-item>
                  <text:p text:style-name="P25">At the main project page on the right choose <text:span text:style-name="T6">configure support tracker</text:span></text:p>
                  <text:p text:style-name="P31"/>
                </text:list-item>
                <text:list-item>
                  <text:p text:style-name="P25">For tracker location choose <text:span text:style-name="T6">Launchpad</text:span></text:p>
                  <text:p text:style-name="P25"/>
                </text:list-item>
                <text:list-item>
                  <text:p text:style-name="P25">At the main project page on the right choose <text:span text:style-name="T6">Configure translations</text:span></text:p>
                  <text:p text:style-name="P31"/>
                </text:list-item>
                <text:list-item>
                  <text:p text:style-name="P25">For type of service for translations application, choose <text:span text:style-name="T6">Not Applicable</text:span></text:p>
                  <text:p text:style-name="P31"/>
                </text:list-item>
                <text:list-item>
                  <text:p text:style-name="P25">Scroll to the bottom and hit <text:span text:style-name="T6">change</text:span></text:p>
                  <text:p text:style-name="P31"/>
                </text:list-item>
                <text:list-item>
                  <text:p text:style-name="P25">At the main project page on the right choose <text:span text:style-name="T6">Configure project branch</text:span></text:p>
                  <text:p text:style-name="P31"/>
                </text:list-item>
                <text:list-item>
                  <text:p text:style-name="P25">Choose <text:span text:style-name="T6">Create a new, empty branch and link to this series</text:span></text:p>
                  <text:p text:style-name="P31"/>
                </text:list-item>
                <text:list-item>
                  <text:p text:style-name="P25">For branch name type in <text:span text:style-name="T6">Main</text:span></text:p>
                  <text:p text:style-name="P31"/>
                </text:list-item>
                <text:list-item>
                  <text:p text:style-name="P25">Click <text:span text:style-name="T6">Update</text:span></text:p>
                  <text:p text:style-name="P31"/>
                </text:list-item>
                <text:list-item>
                  <text:p text:style-name="P25">At the top of the main page choose <text:span text:style-name="T6">Code</text:span></text:p>
                  <text:p text:style-name="P31"/>
                </text:list-item>
                <text:list-item>
                  <text:p text:style-name="P25">Download <text:span text:style-name="T6">hellotestdeb.tar.gz </text:span>from mycourses.</text:p>
                  <text:p text:style-name="P25"/>
                </text:list-item>
                <text:list-item>
                  <text:p text:style-name="P25">Uncompress this file somewhere on your Linux machine. This will uncompress to two tar files and a hellotestdeb-1.5 folder. </text:p>
                  <text:p text:style-name="P25"/>
                </text:list-item>
                <text:list-item>
                  <text:p text:style-name="P25">Open terminal and type <text:s/></text:p>
                </text:list-item>
              </text:list>
            </text:list-item>
          </text:list>
        </text:list-item>
      </text:list>
      <text:p text:style-name="P5"/>
      <text:p text:style-name="P5"><text:tab/><text:tab/><text:span text:style-name="T6">bzr <text:s/>whoami <text:s/>“</text:span><text:span text:style-name="T21">firstname lastname</text:span><text:span text:style-name="T6"> &lt;</text:span><text:a xlink:type="simple" xlink:href="mailto:lastname@rit.edu"><text:span text:style-name="T21">lastname@rit.edu</text:span></text:a><text:span text:style-name="T6">&gt;”</text:span></text:p>
      <text:p text:style-name="P4"/>
      <text:p text:style-name="P5"><text:span text:style-name="T6"><text:tab/><text:tab/></text:span>where <text:span text:style-name="T19">firstname </text:span><text:span text:style-name="T12">is your firstname, </text:span><text:span text:style-name="T19">lastname</text:span><text:span text:style-name="T12"> is your lastname and </text:span><text:a xlink:type="simple" xlink:href="mailto:lastname@rit.edu"><text:span text:style-name="T19">lastname@rit.edu</text:span></text:a><text:span text:style-name="T19"> </text:span><text:span text:style-name="T12">is <text:tab/><text:tab/><text:tab/>your email. Make sure you includes the quotes and &lt; &gt; .</text:span></text:p>
      <text:p text:style-name="P5"/>
      <text:p text:style-name="P5"><text:tab/><text:tab/>This tells bzr who you are committing as.</text:p>
      <text:p text:style-name="P5"/>
      <text:list xml:id="list790954428" text:continue-numbering="true" text:style-name="L2">
        <text:list-item>
          <text:list>
            <text:list-item>
              <text:list>
                <text:list-item>
                  <text:p text:style-name="P25">Now type </text:p>
                </text:list-item>
              </text:list>
            </text:list-item>
          </text:list>
        </text:list-item>
      </text:list>
      <text:p text:style-name="P5"/>
      <text:p text:style-name="P5"><text:tab/><text:tab/><text:span text:style-name="T6">bzr <text:s/>launchpad-login <text:s/></text:span><text:span text:style-name="T21">launchpad-id</text:span></text:p>
      <text:p text:style-name="P15"/>
      <text:p text:style-name="P5"><text:span text:style-name="T21"><text:tab/><text:tab/></text:span><text:span text:style-name="T12">where </text:span><text:span text:style-name="T19">launchpad-id </text:span><text:span text:style-name="T12">is your launchpad username. This is usually the prefix to the email <text:tab/><text:tab/><text:tab/>you provided. If you need to check, click your name in the top right of launchpad. </text:span></text:p>
      <text:list xml:id="list1885605565" text:continue-numbering="true" text:style-name="L2">
        <text:list-item>
          <text:list>
            <text:list-item>
              <text:list>
                <text:list-item>
                  <text:p text:style-name="P25"><text:soft-page-break/>Cd to the directory containing <text:span text:style-name="T6">hellotestdeb_1.5.orig.tar.gz, hellotestdeb-1.5.tar.gz </text:span>and the <text:span text:style-name="T6">hellotestdeb-1.5 </text:span>directory</text:p>
                  <text:p text:style-name="P25"/>
                </text:list-item>
                <text:list-item>
                  <text:p text:style-name="P25">Initial bzr with </text:p>
                </text:list-item>
              </text:list>
            </text:list-item>
          </text:list>
        </text:list-item>
      </text:list>
      <text:p text:style-name="P5"/>
      <text:p text:style-name="P5"><text:tab/><text:tab/><text:span text:style-name="T6">bzr init</text:span></text:p>
      <text:p text:style-name="P5"/>
      <text:list xml:id="list70375272" text:continue-numbering="true" text:style-name="L2">
        <text:list-item>
          <text:list>
            <text:list-item>
              <text:list>
                <text:list-item>
                  <text:p text:style-name="P25">Add hellotestdeb_1.5.orig.tar.gz and the hellotestdeb-1.5 folder with</text:p>
                </text:list-item>
              </text:list>
            </text:list-item>
          </text:list>
        </text:list-item>
      </text:list>
      <text:p text:style-name="P5"/>
      <text:p text:style-name="P5"><text:tab/><text:tab/><text:span text:style-name="T6">bzr <text:s/>add <text:s/>hellotestdeb_1.5.orig.tar.gz <text:s/>hellotestdeb-1.5 <text:s/></text:span></text:p>
      <text:p text:style-name="P5"/>
      <text:list xml:id="list1240705810" text:continue-numbering="true" text:style-name="L2">
        <text:list-item>
          <text:list>
            <text:list-item>
              <text:list>
                <text:list-item>
                  <text:p text:style-name="P25">Commit the code to your local branch with</text:p>
                </text:list-item>
              </text:list>
            </text:list-item>
          </text:list>
        </text:list-item>
      </text:list>
      <text:p text:style-name="P5"/>
      <text:p text:style-name="P5"><text:tab/><text:tab/> <text:span text:style-name="T6">bzr <text:s/>commit <text:s/>-m “This is the initial commit”</text:span></text:p>
      <text:p text:style-name="P5"/>
      <text:p text:style-name="P5"><text:tab/><text:tab/>-m just means set message, which is required for commits</text:p>
      <text:p text:style-name="P5"/>
      <text:list xml:id="list509429508" text:continue-numbering="true" text:style-name="L2">
        <text:list-item>
          <text:list>
            <text:list-item>
              <text:list>
                <text:list-item>
                  <text:p text:style-name="P25">Push your branch to Launchpad with </text:p>
                </text:list-item>
              </text:list>
            </text:list-item>
          </text:list>
        </text:list-item>
      </text:list>
      <text:p text:style-name="P5"/>
      <text:p text:style-name="P6"><text:span text:style-name="T18"><text:tab/><text:tab/></text:span><text:span text:style-name="T6">bzr <text:s/>push <text:s/>--use-existing <text:s/>lp://staging/</text:span><text:span text:style-name="T21">hellotest1234abc </text:span></text:p>
      <text:p text:style-name="P16"/>
      <text:p text:style-name="P6"><text:span text:style-name="T22"><text:tab/><text:tab/></text:span><text:span text:style-name="T13">where </text:span><text:span text:style-name="T20">hellotest1234abc </text:span><text:span text:style-name="T13">is the name your gave your project</text:span></text:p>
      <text:p text:style-name="P5"/>
      <text:list xml:id="list1522831000" text:continue-numbering="true" text:style-name="L2">
        <text:list-item>
          <text:list>
            <text:list-item>
              <text:list>
                <text:list-item>
                  <text:p text:style-name="P25">On your projects Code page on Launchpad, click the branch link</text:p>
                </text:list-item>
              </text:list>
            </text:list-item>
          </text:list>
        </text:list-item>
      </text:list>
      <text:p text:style-name="P5"><text:tab/><text:tab/></text:p>
      <text:p text:style-name="P5"><text:tab/><text:tab/>It should look something like this </text:p>
      <text:p text:style-name="P5"/>
      <text:p text:style-name="P7"><text:span text:style-name="T5"><text:tab/><text:tab/>lp://staging/</text:span><text:span text:style-name="T23">hellotest1234abc</text:span></text:p>
      <text:p text:style-name="P5"/>
      <text:list xml:id="list1549066466" text:continue-numbering="true" text:style-name="L2">
        <text:list-item>
          <text:list>
            <text:list-item>
              <text:list>
                <text:list-item>
                  <text:p text:style-name="P25">On that page choose <text:span text:style-name="T6">Browse the code</text:span></text:p>
                </text:list-item>
              </text:list>
            </text:list-item>
          </text:list>
        </text:list-item>
      </text:list>
      <text:p text:style-name="P4"/>
      <text:p text:style-name="P5"><text:span text:style-name="T6"><text:tab/><text:tab/></text:span>You should now see your uploaded files.</text:p>
      <text:p text:style-name="P4"><text:tab/><text:tab/></text:p>
      <text:list xml:id="list1326490456" text:continue-numbering="true" text:style-name="L2">
        <text:list-item>
          <text:list>
            <text:list-item>
              <text:list>
                <text:list-item>
                  <text:p text:style-name="P25">Now go back to your project Launchpad page and choose the <text:span text:style-name="T6">Bugs </text:span>page</text:p>
                  <text:p text:style-name="P25"/>
                </text:list-item>
                <text:list-item>
                  <text:p text:style-name="P25">On the right side click “Report a bug”</text:p>
                  <text:p text:style-name="P25"/>
                </text:list-item>
                <text:list-item>
                  <text:p text:style-name="P25">In the summary section field write “<text:span text:style-name="T6">Code prints extra lines of output” </text:span></text:p>
                  <text:p text:style-name="P31"/>
                </text:list-item>
                <text:list-item>
                  <text:p text:style-name="P25">Hit the <text:span text:style-name="T6">next</text:span> button</text:p>
                </text:list-item>
              </text:list>
            </text:list-item>
          </text:list>
        </text:list-item>
      </text:list>
      <text:p text:style-name="P5"/>
      <text:p text:style-name="P5"/>
      <text:list xml:id="list1482434584" text:continue-numbering="true" text:style-name="L2">
        <text:list-item>
          <text:list>
            <text:list-item>
              <text:list>
                <text:list-item>
                  <text:p text:style-name="P25"><text:soft-page-break/>For further information write “<text:span text:style-name="T6">The code outputs hello world more than it should. It is spamming output.”</text:span></text:p>
                  <text:p text:style-name="P31"/>
                </text:list-item>
                <text:list-item>
                  <text:p text:style-name="P25">On the assign to field hit <text:span text:style-name="T6">choose</text:span> and hit <text:span text:style-name="T6">pick me</text:span></text:p>
                  <text:p text:style-name="P31"/>
                </text:list-item>
                <text:list-item>
                  <text:p text:style-name="P25">Hit <text:span text:style-name="T6">submit bug report</text:span></text:p>
                  <text:p text:style-name="P31"/>
                </text:list-item>
                <text:list-item>
                  <text:p text:style-name="P25">On the new page, click the expand arrow next to where it says bug affects</text:p>
                </text:list-item>
              </text:list>
            </text:list-item>
          </text:list>
        </text:list-item>
      </text:list>
      <text:p text:style-name="P5"/>
      <text:p text:style-name="P5"><text:tab/><text:tab/>This will give you a drop down list of properties. </text:p>
      <text:p text:style-name="P5"/>
      <text:p text:style-name="P5"><text:tab/><text:tab/>Find the <text:span text:style-name="T6">importance</text:span> dropdown and choose <text:span text:style-name="T6">Low</text:span></text:p>
      <text:p text:style-name="P5"/>
      <text:list xml:id="list1226065345" text:continue-numbering="true" text:style-name="L2">
        <text:list-item>
          <text:list>
            <text:list-item>
              <text:list>
                <text:list-item>
                  <text:p text:style-name="P25">Select <text:span text:style-name="T6">Save Changes</text:span></text:p>
                  <text:p text:style-name="P31"/>
                </text:list-item>
                <text:list-item>
                  <text:p text:style-name="P25">Click on <text:span text:style-name="T6">Bugs </text:span>at the top of your project Launchpad page and it will take you to a list of all current open bugs. </text:p>
                </text:list-item>
              </text:list>
            </text:list-item>
          </text:list>
        </text:list-item>
      </text:list>
      <text:p text:style-name="P5"/>
      <text:p text:style-name="P5"><text:tab/><text:tab/>You have successfully setup bug tracking and a code repository. </text:p>
      <text:p text:style-name="P5"/>
      <text:p text:style-name="P5"/>
      <text:p text:style-name="P5"/>
      <text:p text:style-name="P4"><text:tab/><text:tab/>Instructor/TA <text:s/>Sign-Off _______________________________</text:p>
      <text:p text:style-name="P4"/>
      <text:p text:style-name="P4"/>
      <text:p text:style-name="P4"><text:tab/></text:p>
      <text:p text:style-name="P5"><text:span text:style-name="T6"><text:tab/></text:span><text:span text:style-name="T8">Github</text:span></text:p>
      <text:p text:style-name="P17"/>
      <text:list xml:id="list653589815" text:style-name="L3">
        <text:list-item>
          <text:list>
            <text:list-item>
              <text:list>
                <text:list-item>
                  <text:p text:style-name="P22"><text:span text:style-name="T15">Go to </text:span><text:a xlink:type="simple" xlink:href="http://help.github.com/terms-of-service/">http://help.github.com/terms-of-service/</text:a> and read the terms of service</text:p>
                  <text:p text:style-name="P22"/>
                </text:list-item>
                <text:list-item>
                  <text:p text:style-name="P22">Go to <text:a xlink:type="simple" xlink:href="http://help.github.com/privacy-policy/">http://help.github.com/privacy-policy/</text:a> and read the privacy policy</text:p>
                  <text:p text:style-name="P22"/>
                </text:list-item>
                <text:list-item>
                  <text:p text:style-name="P22">Go to <text:a xlink:type="simple" xlink:href="https://github.com/signup/free">https://github.com/signup/free</text:a> and create an account using your RIT email</text:p>
                  <text:p text:style-name="P22"/>
                </text:list-item>
                <text:list-item>
                  <text:p text:style-name="P22">At the main Github page, click the <text:span text:style-name="T6">X</text:span><text:span text:style-name="T5"> on the right to hide the tutorial windows</text:span></text:p>
                  <text:p text:style-name="P32"/>
                </text:list-item>
                <text:list-item>
                  <text:p text:style-name="P26">On the right you will see a section called <text:span text:style-name="T6">Your Repositories</text:span>. Click <text:span text:style-name="T6">New Repository </text:span></text:p>
                </text:list-item>
              </text:list>
            </text:list-item>
          </text:list>
        </text:list-item>
      </text:list>
      <text:p text:style-name="P4"/>
      <text:p text:style-name="P4"/>
      <text:p text:style-name="P4"/>
      <text:p text:style-name="P4"/>
      <text:p text:style-name="P4"/>
      <text:list xml:id="list1332609345" text:continue-numbering="true" text:style-name="L3">
        <text:list-item>
          <text:list>
            <text:list-item>
              <text:list>
                <text:list-item>
                  <text:p text:style-name="P26"><text:soft-page-break/>For the project name enter hellotest followed by your ID numbers, followed by your id initials. This is just to create a unique name for the lab. <text:tab/></text:p>
                  <text:p text:style-name="P26"/>
                  <text:p text:style-name="P26">Example: If your RIT username is <text:s/>abc1234 then your project name would be hellotest1234abc </text:p>
                  <text:p text:style-name="P26"/>
                </text:list-item>
                <text:list-item>
                  <text:p text:style-name="P26">Click <text:span text:style-name="T6">Create Repository</text:span></text:p>
                  <text:p text:style-name="P32"/>
                </text:list-item>
                <text:list-item>
                  <text:p text:style-name="P26">Download <text:span text:style-name="T6">hellotestdeb.tar.gz </text:span>from mycourses.</text:p>
                  <text:p text:style-name="P26"/>
                </text:list-item>
                <text:list-item>
                  <text:p text:style-name="P26">Uncompress this file somewhere on your Linux machine. This will uncompress to two tar files and a hellotestdeb-1.5 folder. </text:p>
                  <text:p text:style-name="P26"/>
                </text:list-item>
                <text:list-item>
                  <text:p text:style-name="P26">Open terminal and type the following </text:p>
                </text:list-item>
              </text:list>
            </text:list-item>
          </text:list>
        </text:list-item>
      </text:list>
      <text:p text:style-name="P5"/>
      <text:p text:style-name="P4"><text:tab/><text:tab/>git config <text:s/>--global <text:s/>user.name <text:s/>“<text:span text:style-name="T19">Firstname Lastname</text:span>”</text:p>
      <text:p text:style-name="P18"/>
      <text:list xml:id="list269399470" text:continue-numbering="true" text:style-name="L3">
        <text:list-item>
          <text:list>
            <text:list-item>
              <text:list>
                <text:list-header>
                  <text:p text:style-name="P26">where <text:span text:style-name="T19">firstname lastname </text:span><text:span text:style-name="T12">are your firstname and lastname</text:span></text:p>
                  <text:p text:style-name="P35"/>
                </text:list-header>
                <text:list-item>
                  <text:p text:style-name="P26">Then set your email with </text:p>
                </text:list-item>
              </text:list>
            </text:list-item>
          </text:list>
        </text:list-item>
      </text:list>
      <text:p text:style-name="P5"/>
      <text:p text:style-name="P5"><text:tab/><text:tab/><text:span text:style-name="T6">git <text:s/>config <text:s/>--global user.email</text:span><text:span text:style-name="T21"> your@email.com</text:span></text:p>
      <text:p text:style-name="P5"><text:tab/></text:p>
      <text:p text:style-name="P6"><text:span text:style-name="T18"><text:tab/><text:tab/>where </text:span><text:span text:style-name="T20">your@email.com </text:span><text:span text:style-name="T18">is your RIT email </text:span></text:p>
      <text:p text:style-name="P5"><text:tab/></text:p>
      <text:list xml:id="list826663805" text:continue-numbering="true" text:style-name="L3">
        <text:list-item>
          <text:list>
            <text:list-item>
              <text:list>
                <text:list-item>
                  <text:p text:style-name="P26">Click on your account in the top right of Github </text:p>
                  <text:p text:style-name="P26"/>
                </text:list-item>
                <text:list-item>
                  <text:p text:style-name="P26">At your profile page, choose <text:span text:style-name="T6">Edit Your Profile</text:span></text:p>
                  <text:p text:style-name="P32"/>
                </text:list-item>
                <text:list-item>
                  <text:p text:style-name="P26">On the left choose the panel for <text:span text:style-name="T6">SSH Public Keys</text:span></text:p>
                  <text:p text:style-name="P32"/>
                </text:list-item>
                <text:list-item>
                  <text:p text:style-name="P26">On your Linux system, create an ssh key with </text:p>
                </text:list-item>
              </text:list>
            </text:list-item>
          </text:list>
        </text:list-item>
      </text:list>
      <text:p text:style-name="P5"/>
      <text:p text:style-name="P5"><text:tab/><text:tab/><text:span text:style-name="T6">ssh-keygen <text:s/>-t <text:s/>rsa</text:span></text:p>
      <text:p text:style-name="P5"/>
      <text:p text:style-name="P5"><text:tab/><text:tab/><text:span text:style-name="T6">or use an existing key on that system if you have one.</text:span></text:p>
      <text:p text:style-name="P4"/>
      <text:list xml:id="list1917133989" text:continue-numbering="true" text:style-name="L3">
        <text:list-item>
          <text:list>
            <text:list-item>
              <text:list>
                <text:list-item>
                  <text:p text:style-name="P30"><text:span text:style-name="T18">Open the </text:span><text:span text:style-name="T6">id_rsa.pub </text:span><text:span text:style-name="T18">file in </text:span><text:span text:style-name="T6">~/.ssh/</text:span></text:p>
                </text:list-item>
              </text:list>
            </text:list-item>
          </text:list>
        </text:list-item>
      </text:list>
      <text:p text:style-name="P4"/>
      <text:p text:style-name="P4"><text:tab/><text:tab/>Note: Make sure this is the .pub key. Otherwise you will be sharing your private <text:tab/><text:tab/><text:tab/>key.<text:tab/></text:p>
      <text:p text:style-name="P4"><text:tab/><text:tab/></text:p>
      <text:list xml:id="list1536773580" text:continue-numbering="true" text:style-name="L3">
        <text:list-item>
          <text:list>
            <text:list-item>
              <text:list>
                <text:list-item>
                  <text:p text:style-name="P26"><text:soft-page-break/>On the Github SSH Keys page choose <text:span text:style-name="T6">Add another public key</text:span></text:p>
                </text:list-item>
              </text:list>
            </text:list-item>
          </text:list>
        </text:list-item>
      </text:list>
      <text:p text:style-name="P4"/>
      <text:list xml:id="list987686712" text:continue-numbering="true" text:style-name="L3">
        <text:list-item>
          <text:list>
            <text:list-item>
              <text:list>
                <text:list-item>
                  <text:p text:style-name="P26">For the <text:span text:style-name="T6">title</text:span> enter <text:span text:style-name="T6">Lab Key</text:span></text:p>
                  <text:p text:style-name="P32"/>
                </text:list-item>
                <text:list-item>
                  <text:p text:style-name="P26">In the Key text area, enter the full contents of your id_rsa.pub.</text:p>
                </text:list-item>
              </text:list>
            </text:list-item>
          </text:list>
        </text:list-item>
      </text:list>
      <text:p text:style-name="P5"/>
      <text:p text:style-name="P7"><text:span text:style-name="T5"><text:tab/><text:tab/></text:span><text:span text:style-name="T6">Note: You must include the entire contents of the pub file or else it will not work.</text:span></text:p>
      <text:list xml:id="list1728586766" text:continue-numbering="true" text:style-name="L3">
        <text:list-item>
          <text:list>
            <text:list-item>
              <text:list>
                <text:list-header>
                  <text:p text:style-name="P26"/>
                </text:list-header>
                <text:list-item>
                  <text:p text:style-name="P26">Hit <text:span text:style-name="T6">Add Key</text:span></text:p>
                  <text:p text:style-name="P32"/>
                </text:list-item>
                <text:list-item>
                  <text:p text:style-name="P26">In terminal create a directory with the same name as the project</text:p>
                </text:list-item>
              </text:list>
            </text:list-item>
          </text:list>
        </text:list-item>
      </text:list>
      <text:p text:style-name="P5"/>
      <text:p text:style-name="P5"><text:tab/><text:tab/><text:span text:style-name="T6">mkdir <text:s/></text:span><text:span text:style-name="T21">hellotest1234abc</text:span></text:p>
      <text:p text:style-name="P15"/>
      <text:p text:style-name="P5"><text:span text:style-name="T21"><text:tab/><text:tab/></text:span><text:span text:style-name="T12">where </text:span><text:span text:style-name="T19">hellotest1234abc</text:span><text:span text:style-name="T12"> is your project name</text:span></text:p>
      <text:p text:style-name="P5"/>
      <text:list xml:id="list1532773776" text:continue-numbering="true" text:style-name="L3">
        <text:list-item>
          <text:list>
            <text:list-item>
              <text:list>
                <text:list-item>
                  <text:p text:style-name="P22"><text:span text:style-name="T5">Move the </text:span><text:span text:style-name="T6">hellotestdeb-1.5 folder </text:span><text:span text:style-name="T5">and the two tar files </text:span><text:span text:style-name="T6">inside </text:span><text:span text:style-name="T5">of your new folder</text:span></text:p>
                  <text:p text:style-name="P26"/>
                </text:list-item>
                <text:list-item>
                  <text:p text:style-name="P26">cd to the new directory. You should be inside of the <text:span text:style-name="T19">hellotest1234abc </text:span><text:span text:style-name="T12">folder where </text:span><text:span text:style-name="T19">hellotest1234abc</text:span><text:span text:style-name="T12"> is your project name</text:span></text:p>
                  <text:p text:style-name="P35"/>
                </text:list-item>
                <text:list-item>
                  <text:p text:style-name="P35">Initialize Git with </text:p>
                </text:list-item>
              </text:list>
            </text:list-item>
          </text:list>
        </text:list-item>
      </text:list>
      <text:p text:style-name="P11"/>
      <text:p text:style-name="P5"><text:span text:style-name="T12"><text:tab/><text:tab/></text:span><text:span text:style-name="T10">git <text:s/>init</text:span></text:p>
      <text:p text:style-name="P11"/>
      <text:list xml:id="list1014042061" text:continue-numbering="true" text:style-name="L3">
        <text:list-item>
          <text:list>
            <text:list-item>
              <text:list>
                <text:list-item>
                  <text:p text:style-name="P35">Add the hellotestdeb-1.5 folder and the hellotestdeb_1.5.orig.tar.gz file to git</text:p>
                </text:list-item>
              </text:list>
            </text:list-item>
          </text:list>
        </text:list-item>
      </text:list>
      <text:p text:style-name="P11"/>
      <text:p text:style-name="P5"><text:span text:style-name="T12"><text:tab/><text:tab/></text:span><text:span text:style-name="T10">git <text:s/>add <text:s/>hellotestdeb-1.5 <text:s/>hellotestdeb_1.5.orig.tar.gz </text:span></text:p>
      <text:p text:style-name="P11"/>
      <text:list xml:id="list944369880" text:continue-numbering="true" text:style-name="L3">
        <text:list-item>
          <text:list>
            <text:list-item>
              <text:list>
                <text:list-item>
                  <text:p text:style-name="P35">Commit the new files to your Git branch with a commit message </text:p>
                </text:list-item>
              </text:list>
            </text:list-item>
          </text:list>
        </text:list-item>
      </text:list>
      <text:p text:style-name="P11"/>
      <text:p text:style-name="P5"><text:span text:style-name="T12"><text:tab/><text:tab/> </text:span><text:span text:style-name="T10">git <text:s/>commit <text:s/>-m 'This is the initial commit'</text:span></text:p>
      <text:p text:style-name="P5"/>
      <text:p text:style-name="P12"><text:tab/><text:tab/>-m just means set message, which is required for commits </text:p>
      <text:p text:style-name="P11"/>
      <text:list xml:id="list2162139957" text:continue-numbering="true" text:style-name="L3">
        <text:list-item>
          <text:list>
            <text:list-item>
              <text:list>
                <text:list-item>
                  <text:p text:style-name="P26"><text:s/>Add your Github repository location with </text:p>
                </text:list-item>
              </text:list>
            </text:list-item>
          </text:list>
        </text:list-item>
      </text:list>
      <text:p text:style-name="P5"><text:tab/></text:p>
      <text:p text:style-name="P5"><text:tab/><text:tab/><text:span text:style-name="T6"> git <text:s/>remote <text:s/>add <text:s/>origin <text:s/>git@github.com:</text:span><text:span text:style-name="T21">username</text:span><text:span text:style-name="T10">/</text:span><text:span text:style-name="T21">hellotest1234abc</text:span><text:span text:style-name="T6">.git</text:span></text:p>
      <text:p text:style-name="P5"/>
      <text:p text:style-name="P5"><text:tab/><text:tab/>where <text:span text:style-name="T19">username</text:span><text:span text:style-name="T12"> is your Github username and </text:span><text:span text:style-name="T19">hellotest1234abc </text:span><text:span text:style-name="T12">is the name of your <text:tab/><text:tab/><text:tab/>project.</text:span></text:p>
      <text:p text:style-name="P5"><text:tab/><text:tab/></text:p>
      <text:p text:style-name="P5"><text:soft-page-break/><text:tab/></text:p>
      <text:list xml:id="list1224693391" text:continue-numbering="true" text:style-name="L3">
        <text:list-item>
          <text:list>
            <text:list-item>
              <text:list>
                <text:list-item>
                  <text:p text:style-name="P26">Push you branch to your Github account with </text:p>
                </text:list-item>
              </text:list>
            </text:list-item>
          </text:list>
        </text:list-item>
      </text:list>
      <text:p text:style-name="P5"/>
      <text:p text:style-name="P5"><text:tab/><text:tab/><text:span text:style-name="T6">git <text:s/>push <text:s/>-u <text:s/>origin master</text:span></text:p>
      <text:p text:style-name="P5"/>
      <text:list xml:id="list1905311849" text:continue-numbering="true" text:style-name="L3">
        <text:list-item>
          <text:list>
            <text:list-item>
              <text:list>
                <text:list-item>
                  <text:p text:style-name="P26">Now go to your Github repository and choose the <text:span text:style-name="T6">Code </text:span>tab</text:p>
                </text:list-item>
              </text:list>
            </text:list-item>
          </text:list>
        </text:list-item>
      </text:list>
      <text:p text:style-name="P5"/>
      <text:p text:style-name="P5"><text:tab/><text:tab/>You should now see the files you made have been committed to the repository </text:p>
      <text:p text:style-name="P5"/>
      <text:list xml:id="list1010092721" text:continue-numbering="true" text:style-name="L3">
        <text:list-item>
          <text:list>
            <text:list-item>
              <text:list>
                <text:list-item>
                  <text:p text:style-name="P26">Go to the <text:span text:style-name="T6">Issues</text:span> tab</text:p>
                  <text:p text:style-name="P26"/>
                </text:list-item>
                <text:list-item>
                  <text:p text:style-name="P26">Choose <text:span text:style-name="T6">Create a New Issue</text:span></text:p>
                  <text:p text:style-name="P32"/>
                </text:list-item>
                <text:list-item>
                  <text:p text:style-name="P22"><text:span text:style-name="T5">In the</text:span><text:span text:style-name="T6"> title</text:span><text:span text:style-name="T5"> for the issue enter <text:s/></text:span><text:span text:style-name="T6">“Code prints extra lines of ouput”</text:span></text:p>
                  <text:p text:style-name="P32"/>
                </text:list-item>
                <text:list-item>
                  <text:p text:style-name="P26">Where it says <text:span text:style-name="T6">No one is assigned</text:span>, choose the dropdown and click your username</text:p>
                  <text:p text:style-name="P26"/>
                </text:list-item>
                <text:list-item>
                  <text:p text:style-name="P22"><text:span text:style-name="T5">In the write text area, enter </text:span><text:span text:style-name="T6">“The code outputs hello world more than it should. It is spamming output”</text:span></text:p>
                  <text:p text:style-name="P32"/>
                </text:list-item>
                <text:list-item>
                  <text:p text:style-name="P26">Select <text:span text:style-name="T6">Submit new issue</text:span></text:p>
                  <text:p text:style-name="P32"/>
                </text:list-item>
                <text:list-item>
                  <text:p text:style-name="P26">Now click the <text:span text:style-name="T6">issues </text:span>tab of your repository. This is a list of current issues. The only one shown will be your newly submitted issue. </text:p>
                  <text:p text:style-name="P26"/>
                </text:list-item>
              </text:list>
            </text:list-item>
          </text:list>
          <text:p text:style-name="P26"><text:tab/>You have successfully setup bug tracking and a code repository. </text:p>
          <text:p text:style-name="P26"/>
          <text:p text:style-name="P26"/>
          <text:p text:style-name="P26"/>
          <text:p text:style-name="P32"><text:tab/>Instructor/TA <text:s/>Sign-Off _______________________________</text:p>
          <text:p text:style-name="P32"/>
          <text:list>
            <text:list-item>
              <text:list>
                <text:list-header>
                  <text:p text:style-name="P32"/>
                </text:list-header>
              </text:list>
            </text:list-item>
          </text:list>
          <text:p text:style-name="P26"/>
          <text:p text:style-name="P32"/>
          <text:p text:style-name="P32"/>
          <text:p text:style-name="P26"/>
          <text:p text:style-name="P26"/>
          <text:p text:style-name="P26"/>
        </text:list-item>
      </text:list>
      <text:p text:style-name="P19"><text:tab/><text:span text:style-name="T6">Activity – Forking/Merging </text:span></text:p>
      <text:p text:style-name="P4"/>
      <text:p text:style-name="P5"><text:span text:style-name="T6"><text:tab/></text:span>In this activity, you will learn how to fork and merge projects you have created. This is often <text:tab/>done is open source for development and testing. For example, if you would like to see how <text:tab/>your code works with a different physics engine you make fork it, add the engine and test it. If it <text:tab/>works, you would then merge it back it.</text:p>
      <text:p text:style-name="P5"/>
      <text:p text:style-name="P5"><text:tab/>In fact, many projects are forked to make completely new projects based off of the previous <text:tab/>code. These may merge in the future or may continue as a completely separate project possibly <text:tab/>designed for a different purpose. </text:p>
      <text:p text:style-name="P4"/>
      <text:p text:style-name="P4"><text:tab/>Choose either the Launchpad section or the Github section for this activity. </text:p>
      <text:p text:style-name="P4"/>
      <text:p text:style-name="P5"><text:span text:style-name="T6"><text:tab/></text:span><text:span text:style-name="T8">Launchpad</text:span></text:p>
      <text:p text:style-name="P4"/>
      <text:list xml:id="list204519810" text:style-name="L4">
        <text:list-item>
          <text:list>
            <text:list-item>
              <text:list>
                <text:list-item>
                  <text:p text:style-name="P27">Find a class mate's project repository</text:p>
                  <text:p text:style-name="P27"/>
                </text:list-item>
                <text:list-item>
                  <text:p text:style-name="P27">On the main project page on the right click <text:span text:style-name="T6">Submit Code</text:span></text:p>
                  <text:p text:style-name="P33"/>
                </text:list-item>
                <text:list-item>
                  <text:p text:style-name="P27">For the name of the branch enter <text:span text:style-name="T6">main</text:span></text:p>
                  <text:p text:style-name="P33"/>
                </text:list-item>
                <text:list-item>
                  <text:p text:style-name="P27">Click <text:span text:style-name="T6">Register Branch</text:span></text:p>
                  <text:p text:style-name="P33"/>
                </text:list-item>
                <text:list-item>
                  <text:p text:style-name="P27"><text:span text:style-name="T12">You should now see the page of your personal branch of this project. At the bottom of the page under</text:span><text:span text:style-name="T10"> Branch Information</text:span><text:span text:style-name="T12">, there will be a link to your class mate's project. It should be a link called</text:span><text:span text:style-name="T10"> </text:span><text:span text:style-name="T12">hellotest</text:span><text:span text:style-name="T19">1234abc</text:span><text:span text:style-name="T12"> where 1234abc is </text:span><text:span text:style-name="T10">your class mate's user id.</text:span></text:p>
                </text:list-item>
              </text:list>
            </text:list-item>
          </text:list>
        </text:list-item>
      </text:list>
      <text:p text:style-name="P12"/>
      <text:p text:style-name="P12"><text:tab/><text:tab/>Note: You may want to open this in a tab, as you will be coming back to this page </text:p>
      <text:list xml:id="list1946651611" text:continue-numbering="true" text:style-name="L4">
        <text:list-item>
          <text:list>
            <text:list-item>
              <text:list>
                <text:list-header>
                  <text:p text:style-name="P33"/>
                </text:list-header>
                <text:list-item>
                  <text:p text:style-name="P27">On their project page, click <text:span text:style-name="T6">Code </text:span>at the top</text:p>
                  <text:p text:style-name="P27"/>
                </text:list-item>
                <text:list-item>
                  <text:p text:style-name="P27">Choose the <text:span text:style-name="T6">main</text:span> branch. It will be the one that <text:span text:style-name="T6">does NOT </text:span>have their user id in the path. It should also be the one that lists <text:span text:style-name="T6">Series: trunk</text:span></text:p>
                </text:list-item>
              </text:list>
            </text:list-item>
          </text:list>
        </text:list-item>
      </text:list>
      <text:p text:style-name="P4"/>
      <text:p text:style-name="P5"><text:span text:style-name="T6"><text:tab/><text:tab/></text:span>At the top of the page you should a line saying <text:span text:style-name="T6">Get this branch:</text:span> </text:p>
      <text:p text:style-name="P5"><text:tab/><text:tab/>that has a branch command and address.</text:p>
      <text:p text:style-name="P5"/>
      <text:list xml:id="list60988747" text:continue-numbering="true" text:style-name="L4">
        <text:list-item>
          <text:list>
            <text:list-item>
              <text:list>
                <text:list-item>
                  <text:p text:style-name="P27">Create a folder on your machine called <text:span text:style-name="T6">clonetest </text:span></text:p>
                  <text:p text:style-name="P33"/>
                </text:list-item>
                <text:list-item>
                  <text:p text:style-name="P27">Change directory to the clone test directory </text:p>
                </text:list-item>
              </text:list>
            </text:list-item>
          </text:list>
        </text:list-item>
      </text:list>
      <text:p text:style-name="P5"/>
      <text:p text:style-name="P5"/>
      <text:list xml:id="list747765572" text:continue-numbering="true" text:style-name="L4">
        <text:list-item>
          <text:list>
            <text:list-item>
              <text:list>
                <text:list-item>
                  <text:p text:style-name="P27"><text:soft-page-break/>Initialize bzr with <text:span text:style-name="T6">bzr init</text:span></text:p>
                  <text:p text:style-name="P33"/>
                </text:list-item>
                <text:list-item>
                  <text:p text:style-name="P27">Type in the branch command shown on their project branch</text:p>
                </text:list-item>
              </text:list>
            </text:list-item>
          </text:list>
        </text:list-item>
      </text:list>
      <text:p text:style-name="P5"><text:tab/><text:tab/> It should say </text:p>
      <text:p text:style-name="P5"/>
      <text:p text:style-name="P5"><text:tab/><text:tab/><text:span text:style-name="T6"> bzr <text:s/>branch <text:s/>lp://staging/</text:span><text:span text:style-name="T21">hellotest1234abc</text:span></text:p>
      <text:p text:style-name="P15"/>
      <text:p text:style-name="P5"><text:span text:style-name="T21"><text:tab/><text:tab/></text:span><text:span text:style-name="T12"> where </text:span><text:span text:style-name="T19">hellotest1234abc </text:span><text:span text:style-name="T12">is the name of </text:span><text:span text:style-name="T10">their </text:span><text:span text:style-name="T12">project.</text:span></text:p>
      <text:list xml:id="list427557128" text:continue-numbering="true" text:style-name="L4">
        <text:list-item>
          <text:list>
            <text:list-item>
              <text:list>
                <text:list-header>
                  <text:p text:style-name="P36"/>
                </text:list-header>
                <text:list-item>
                  <text:p text:style-name="P27">Open your newly downloaded code</text:p>
                  <text:p text:style-name="P27"/>
                  <text:p text:style-name="P23"><text:span text:style-name="T15"><text:s/>Go into the </text:span><text:span text:style-name="T16">hellotestdeb-1.5 </text:span><text:span text:style-name="T15">folder, then into the </text:span><text:span text:style-name="T16">src </text:span><text:span text:style-name="T15">folder</text:span></text:p>
                  <text:p text:style-name="P38"/>
                  <text:p text:style-name="P23"><text:span text:style-name="T5">Open the file </text:span><text:span text:style-name="T6">hello.cpp</text:span></text:p>
                  <text:p text:style-name="P27"><text:s/></text:p>
                </text:list-item>
                <text:list-item>
                  <text:p text:style-name="P27"><text:s/>Add the line </text:p>
                </text:list-item>
              </text:list>
            </text:list-item>
          </text:list>
        </text:list-item>
      </text:list>
      <text:p text:style-name="P5"/>
      <text:p text:style-name="P7"><text:span text:style-name="T5"><text:tab/><text:tab/></text:span><text:span text:style-name="T6">cout &lt;&lt; “</text:span><text:span text:style-name="T21">username</text:span><text:span text:style-name="T6">” &lt;&lt; endl; </text:span></text:p>
      <text:p text:style-name="P5"/>
      <text:p text:style-name="P7"><text:span text:style-name="T5"><text:tab/><text:tab/>after the first cout statement where </text:span><text:span text:style-name="T23">username</text:span><text:span text:style-name="T5"> is your username. Then save the file. </text:span></text:p>
      <text:p text:style-name="P5"><text:tab/><text:tab/>The main function should now look like this: </text:p>
      <text:p text:style-name="P5"/>
      <text:p text:style-name="P7"><text:span text:style-name="T5"><text:tab/></text:span><text:span text:style-name="T6"><text:tab/>int main() </text:span></text:p>
      <text:p text:style-name="P4"><text:tab/><text:tab/>{ </text:p>
      <text:p text:style-name="P4"><text:tab/><text:tab/><text:tab/>cout &lt;&lt; HELLO &lt;&lt; endl; </text:p>
      <text:p text:style-name="P4"><text:tab/><text:tab/><text:tab/>cout &lt;&lt; “<text:span text:style-name="T19">username</text:span>” &lt;&lt; endl; </text:p>
      <text:p text:style-name="P4"><text:tab/><text:tab/><text:tab/>return 0; </text:p>
      <text:p text:style-name="P4"><text:tab/><text:tab/>}</text:p>
      <text:list xml:id="list1142528022" text:continue-numbering="true" text:style-name="L4">
        <text:list-item>
          <text:list>
            <text:list-item>
              <text:list>
                <text:list-header>
                  <text:p text:style-name="P27"/>
                </text:list-header>
                <text:list-item>
                  <text:p text:style-name="P27">Now cd into <text:span text:style-name="T21">hellotest1234abc </text:span><text:span text:style-name="T12">folder where </text:span><text:span text:style-name="T19">hellotest1234abc </text:span><text:span text:style-name="T12">is the name of your </text:span><text:span text:style-name="T10">class mate's project. </text:span><text:span text:style-name="T12">This will be the folder that contains the </text:span><text:span text:style-name="T10">src</text:span><text:span text:style-name="T12"> directory. </text:span></text:p>
                  <text:p text:style-name="P42"/>
                  <text:p text:style-name="P27">add the contents of the folder with</text:p>
                </text:list-item>
              </text:list>
            </text:list-item>
          </text:list>
        </text:list-item>
      </text:list>
      <text:p text:style-name="P5"/>
      <text:p text:style-name="P5"><text:tab/><text:tab/> <text:span text:style-name="T6">bzr <text:s/>add <text:s/>*</text:span></text:p>
      <text:list xml:id="list1379316042" text:continue-numbering="true" text:style-name="L4">
        <text:list-item>
          <text:list>
            <text:list-item>
              <text:list>
                <text:list-header>
                  <text:p text:style-name="P33"/>
                </text:list-header>
                <text:list-item>
                  <text:p text:style-name="P27">Commit your changes to your local branch with </text:p>
                  <text:p text:style-name="P27"/>
                  <text:p text:style-name="P27"><text:span text:style-name="T6">bzr <text:s/>commit <text:s/>-m <text:s/>'modified hello.cpp for more output'</text:span> </text:p>
                </text:list-item>
              </text:list>
            </text:list-item>
          </text:list>
        </text:list-item>
      </text:list>
      <text:p text:style-name="P5"/>
      <text:p text:style-name="P5"/>
      <text:p text:style-name="P5"/>
      <text:list xml:id="list1302093355" text:continue-numbering="true" text:style-name="L4">
        <text:list-item>
          <text:list>
            <text:list-item>
              <text:list>
                <text:list-item>
                  <text:p text:style-name="P27"><text:soft-page-break/>Now we will go back to your branch of this project. You may have kept this open in a tab, but if not click on your account in the top right of Launchpad</text:p>
                  <text:p text:style-name="P27"/>
                </text:list-item>
                <text:list-item>
                  <text:p text:style-name="P27">Click the tab for <text:span text:style-name="T6">Code</text:span> at the top of your user information page</text:p>
                  <text:p text:style-name="P27"/>
                </text:list-item>
                <text:list-item>
                  <text:p text:style-name="P27">Click the main branch of the project you just forked. It will be the one called <text:line-break/><text:span text:style-name="T12">hellotest</text:span><text:span text:style-name="T19">1234abc </text:span><text:span text:style-name="T12">where 1234abc is </text:span><text:span text:style-name="T10">your class mate's user id</text:span><text:span text:style-name="T12">. It should be the one named main. </text:span></text:p>
                  <text:p text:style-name="P36"/>
                </text:list-item>
                <text:list-item>
                  <text:p text:style-name="P27">At the top of your forked branch page, it should list a command on how to push to your branch. Type that command in. It should say something like this: </text:p>
                  <text:p text:style-name="P27"><text:tab/></text:p>
                  <text:p text:style-name="P33">bzr <text:s/>push <text:s/>--use-existing <text:s/>lp://staging/~username/hellotest1234abc/main </text:p>
                  <text:p text:style-name="P27"/>
                  <text:p text:style-name="P27">where <text:s/>username is your Launchpad user id and hellotest1234abc is the name of your class mate's project. Main is the branch name you were expected to give your forked branch earlier. <text:span text:style-name="T12"><text:tab/></text:span></text:p>
                  <text:p text:style-name="P36"/>
                  <text:p text:style-name="P36">This will commit all of the code back to your fork</text:p>
                  <text:p text:style-name="P36"/>
                </text:list-item>
                <text:list-item>
                  <text:p text:style-name="P27"><text:span text:style-name="T12">On the Launchpad page for your fork, choose </text:span><text:span text:style-name="T10">Code </text:span><text:span text:style-name="T12">from the top</text:span></text:p>
                  <text:p text:style-name="P36"/>
                </text:list-item>
                <text:list-item>
                  <text:p text:style-name="P27"><text:span text:style-name="T12">Click </text:span><text:span text:style-name="T10">Browse the Code</text:span><text:span text:style-name="T12"> and you should see your updated code</text:span></text:p>
                  <text:p text:style-name="P36"/>
                </text:list-item>
                <text:list-item>
                  <text:p text:style-name="P27"><text:span text:style-name="T12">Now make sure you are in the </text:span><text:span text:style-name="T21">hellotest1234abc </text:span><text:span text:style-name="T12">folder where </text:span><text:span text:style-name="T19">hellotest1234abc </text:span><text:span text:style-name="T12">is the name of your </text:span><text:span text:style-name="T10">class mate's project. </text:span><text:span text:style-name="T12">This will be the folder that contains the </text:span><text:span text:style-name="T10">src</text:span><text:span text:style-name="T12"> directory. </text:span></text:p>
                </text:list-item>
              </text:list>
            </text:list-item>
          </text:list>
        </text:list-item>
      </text:list>
      <text:p text:style-name="P11"/>
      <text:p text:style-name="P5"><text:span text:style-name="T12"><text:tab/><text:tab/>Merge with any updates from your class mate's original repository. His repository is <text:tab/><text:tab/><text:tab/>referred to as </text:span><text:span text:style-name="T10">upstream</text:span><text:span text:style-name="T12"> as it is where your fork came from. Since you downloaded the <text:tab/><text:tab/><text:tab/>code from him, your bzr repository already points upstream. As long as you are within <text:tab/><text:tab/><text:tab/>the directory you can automatically merge with </text:span></text:p>
      <text:p text:style-name="P11"/>
      <text:p text:style-name="P5"><text:span text:style-name="T12"><text:tab/><text:tab/></text:span><text:span text:style-name="T10">bzr <text:s/>merge</text:span></text:p>
      <text:p text:style-name="P11"/>
      <text:p text:style-name="P11"><text:tab/><text:tab/>This will pull any changes from the original repository (upstream) into yours.</text:p>
      <text:p text:style-name="P11"><text:tab/></text:p>
      <text:list xml:id="list1913258521" text:continue-numbering="true" text:style-name="L4">
        <text:list-item>
          <text:list>
            <text:list-item>
              <text:list>
                <text:list-item>
                  <text:p text:style-name="P23">Re-add your merged files so that any changes they made can be pushed back to your repository with the updates from both of you. As long as you are in the hellotest1234abc folder where hellotest1234abc is the name of your class mate's project type </text:p>
                  <text:p text:style-name="P23"/>
                  <text:p text:style-name="P33">bzr <text:s/>add <text:s/>*</text:p>
                </text:list-item>
                <text:list-item>
                  <text:p text:style-name="P36"><text:soft-page-break/>Commit the merged files to your local branch</text:p>
                </text:list-item>
              </text:list>
            </text:list-item>
          </text:list>
        </text:list-item>
      </text:list>
      <text:p text:style-name="P11"/>
      <text:p text:style-name="P5"><text:span text:style-name="T12"><text:tab/><text:tab/></text:span><text:span text:style-name="T10">bzr commit <text:s/>-m <text:s/>'Merged code from upstream with current branch'</text:span></text:p>
      <text:p text:style-name="P11"/>
      <text:list xml:id="list1097214031" text:continue-numbering="true" text:style-name="L4">
        <text:list-item>
          <text:list>
            <text:list-item>
              <text:list>
                <text:list-item>
                  <text:p text:style-name="P27">Push your code to your fork with </text:p>
                </text:list-item>
              </text:list>
            </text:list-item>
          </text:list>
        </text:list-item>
      </text:list>
      <text:p text:style-name="P5"/>
      <text:p text:style-name="P6"><text:span text:style-name="T18"><text:tab/><text:tab/></text:span><text:span text:style-name="T6">bzr <text:s/>push <text:s/>lp:staging/~</text:span><text:span text:style-name="T21">username</text:span><text:span text:style-name="T10">/</text:span><text:span text:style-name="T21">hellotest1234abc</text:span><text:span text:style-name="T10">/main</text:span></text:p>
      <text:p text:style-name="P12"/>
      <text:p text:style-name="P6"><text:span text:style-name="T10"><text:tab/><text:tab/></text:span><text:span text:style-name="T13">where </text:span><text:span text:style-name="T20">username </text:span><text:span text:style-name="T13">is your Launchpad id and </text:span><text:span text:style-name="T20">hellotest1234abc </text:span><text:span text:style-name="T13">is your fork name. </text:span></text:p>
      <text:p text:style-name="P5"/>
      <text:list xml:id="list1352244598" text:continue-numbering="true" text:style-name="L4">
        <text:list-item>
          <text:list>
            <text:list-item>
              <text:list>
                <text:list-item>
                  <text:p text:style-name="P27">Now on the main page for <text:span text:style-name="T6">your</text:span> fork, choose <text:span text:style-name="T6">Code </text:span>at the top</text:p>
                  <text:p text:style-name="P27"/>
                </text:list-item>
                <text:list-item>
                  <text:p text:style-name="P27">On the code page, you should see an area titled <text:span text:style-name="T6">Branch Merges </text:span>under the Browse the Code link. In the <text:span text:style-name="T6">Branch Merges </text:span>section click the for <text:span text:style-name="T6">Propose for merging</text:span></text:p>
                  <text:p text:style-name="P33"/>
                </text:list-item>
                <text:list-item>
                  <text:p text:style-name="P27">In the description area type “<text:span text:style-name="T6">Modified code for more output”</text:span></text:p>
                </text:list-item>
              </text:list>
            </text:list-item>
          </text:list>
        </text:list-item>
      </text:list>
      <text:p text:style-name="P4"/>
      <text:p text:style-name="P5"><text:span text:style-name="T6"><text:tab/><text:tab/></text:span>Click the <text:span text:style-name="T6">Propose Merge</text:span> button at the bottom</text:p>
      <text:p text:style-name="P4"/>
      <text:list xml:id="list986256654" text:continue-numbering="true" text:style-name="L4">
        <text:list-item>
          <text:list>
            <text:list-item>
              <text:list>
                <text:list-item>
                  <text:p text:style-name="P27">Your collaborator now needs to go to the <text:span text:style-name="T6">Code </text:span>section of their main project page and choose <text:span text:style-name="T6">their </text:span>branch</text:p>
                </text:list-item>
              </text:list>
            </text:list-item>
          </text:list>
        </text:list-item>
      </text:list>
      <text:p text:style-name="P5"><text:tab/></text:p>
      <text:p text:style-name="P5"><text:tab/><text:tab/> In the section for <text:span text:style-name="T6">Branch Merges</text:span>, they should see a link that says </text:p>
      <text:p text:style-name="P4"><text:tab/><text:tab/> 1 branch proposed for merging into this one</text:p>
      <text:p text:style-name="P4"/>
      <text:p text:style-name="P5"><text:span text:style-name="T6"><text:tab/><text:tab/></text:span>They need to click that. </text:p>
      <text:p text:style-name="P5"/>
      <text:p text:style-name="P5"><text:tab/><text:tab/><text:span text:style-name="T10">You NEED to do the same for anyone who sent a merge request to you</text:span></text:p>
      <text:p text:style-name="P5"/>
      <text:list xml:id="list1586419510" text:continue-numbering="true" text:style-name="L4">
        <text:list-item>
          <text:list>
            <text:list-item>
              <text:list>
                <text:list-item>
                  <text:p text:style-name="P27">They then have to click the link under <text:span text:style-name="T6">Branch Merge Proposal</text:span></text:p>
                </text:list-item>
              </text:list>
            </text:list-item>
          </text:list>
        </text:list-item>
      </text:list>
      <text:p text:style-name="P4"/>
      <text:p text:style-name="P5"><text:span text:style-name="T6"><text:tab/><text:tab/></text:span><text:span text:style-name="T10">You NEED to do the same for anyone who sent a merge request to you</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707367921" text:continue-numbering="true" text:style-name="L4">
        <text:list-item>
          <text:list>
            <text:list-item>
              <text:list>
                <text:list-item>
                  <text:p text:style-name="P27">There will be merge commands listed as <text:span text:style-name="T6">To merge this branch:</text:span></text:p>
                </text:list-item>
              </text:list>
            </text:list-item>
          </text:list>
        </text:list-item>
      </text:list>
      <text:p text:style-name="P4"/>
      <text:p text:style-name="P5"><text:span text:style-name="T6"><text:tab/><text:tab/> </text:span>On their machine, they need to go into the main directory for <text:span text:style-name="T6">their</text:span> repository </text:p>
      <text:p text:style-name="P5"><text:tab/><text:tab/>(<text:span text:style-name="T6">NOT the fork they are currently working on) </text:span>and issue the command. They need to <text:tab/><text:tab/><text:tab/>be in the main folder; the one that contains the <text:span text:style-name="T6">src </text:span>directory. The command should be <text:tab/><text:tab/><text:tab/>similar to this.</text:p>
      <text:p text:style-name="P5"/>
      <text:p text:style-name="P5"><text:tab/><text:tab/><text:span text:style-name="T6">bzr <text:s/>merge lp://staging/~</text:span><text:span text:style-name="T21">yourUsername</text:span><text:span text:style-name="T6">/</text:span><text:span text:style-name="T21">hellotest1234abc</text:span><text:span text:style-name="T6">/main</text:span></text:p>
      <text:p text:style-name="P4"/>
      <text:p text:style-name="P5"><text:span text:style-name="T6"><text:tab/><text:tab/></text:span>where <text:span text:style-name="T19">yourUsername </text:span><text:span text:style-name="T12">is your user ID (not theirs) and </text:span><text:span text:style-name="T19">hellotest1234abc is </text:span><text:span text:style-name="T21">their project <text:tab/><text:tab/><text:tab/>name. </text:span></text:p>
      <text:p text:style-name="P5"/>
      <text:p text:style-name="P5"><text:tab/><text:tab/><text:span text:style-name="T10">You NEED to do the same for anyone who sent a merge request to you</text:span></text:p>
      <text:p text:style-name="P4"/>
      <text:list xml:id="list367615443" text:continue-numbering="true" text:style-name="L4">
        <text:list-item>
          <text:list>
            <text:list-item>
              <text:list>
                <text:list-item>
                  <text:p text:style-name="P27">They need to add the files into their commit cue with </text:p>
                </text:list-item>
              </text:list>
            </text:list-item>
          </text:list>
        </text:list-item>
      </text:list>
      <text:p text:style-name="P5"/>
      <text:p text:style-name="P5"><text:tab/><text:tab/> <text:span text:style-name="T6">bzr <text:s/>add <text:s/>*</text:span></text:p>
      <text:p text:style-name="P5"/>
      <text:p text:style-name="P5"><text:tab/><text:tab/><text:span text:style-name="T10">You NEED to do the same for anyone who sent a merge request to you</text:span></text:p>
      <text:p text:style-name="P5"/>
      <text:list xml:id="list745202290" text:continue-numbering="true" text:style-name="L4">
        <text:list-item>
          <text:list>
            <text:list-item>
              <text:list>
                <text:list-item>
                  <text:p text:style-name="P27"><text:span text:style-name="T6"><text:s/></text:span>They need to commit the merged files with </text:p>
                </text:list-item>
              </text:list>
            </text:list-item>
          </text:list>
        </text:list-item>
      </text:list>
      <text:p text:style-name="P5"/>
      <text:p text:style-name="P5"><text:tab/><text:tab/><text:span text:style-name="T6">bzr <text:s/>commit <text:s/>-m <text:s/>'merged files with another branch'</text:span></text:p>
      <text:p text:style-name="P4"/>
      <text:p text:style-name="P5"><text:span text:style-name="T6"><text:tab/></text:span><text:tab/><text:span text:style-name="T10">You NEED to do the same for anyone who sent a merge request to you</text:span></text:p>
      <text:list xml:id="list22094828" text:continue-numbering="true" text:style-name="L4">
        <text:list-item>
          <text:list>
            <text:list-item>
              <text:list>
                <text:list-header>
                  <text:p text:style-name="P33"/>
                </text:list-header>
                <text:list-item>
                  <text:p text:style-name="P27">Then they need to push the files with </text:p>
                </text:list-item>
              </text:list>
            </text:list-item>
          </text:list>
        </text:list-item>
      </text:list>
      <text:p text:style-name="P5"/>
      <text:p text:style-name="P5"><text:tab/><text:tab/><text:span text:style-name="T6">bzr <text:s/>push lp:staging/~</text:span><text:span text:style-name="T21">username</text:span><text:span text:style-name="T10">/</text:span><text:span text:style-name="T21">hellotest1234abc</text:span><text:span text:style-name="T10">/main</text:span></text:p>
      <text:p text:style-name="P12"/>
      <text:p text:style-name="P5"><text:span text:style-name="T10"><text:tab/><text:tab/></text:span><text:span text:style-name="T12">where </text:span><text:span text:style-name="T19">username </text:span><text:span text:style-name="T12">is theirLaunchpad id and </text:span><text:span text:style-name="T19">hellotest1234abc </text:span><text:span text:style-name="T12">is their project name.</text:span></text:p>
      <text:p text:style-name="P13"/>
      <text:p text:style-name="P5"><text:span text:style-name="T11"><text:tab/></text:span><text:span text:style-name="T12"><text:tab/></text:span><text:span text:style-name="T10">You NEED to do the same for anyone who sent a merge request to you</text:span></text:p>
      <text:p text:style-name="P5"/>
      <text:list xml:id="list1573456759" text:continue-numbering="true" text:style-name="L4">
        <text:list-item>
          <text:list>
            <text:list-item>
              <text:list>
                <text:list-item>
                  <text:p text:style-name="P27">Now they need to go back to the merge information page on Launchpad. Right above where the merge command was listed, there is a label called <text:span text:style-name="T6">Status: Needs Review.</text:span> They need to click the edit pen next to it and choose <text:span text:style-name="T6">approved. </text:span></text:p>
                </text:list-item>
              </text:list>
            </text:list-item>
          </text:list>
        </text:list-item>
      </text:list>
      <text:p text:style-name="P4"/>
      <text:p text:style-name="P5"><text:span text:style-name="T6"><text:tab/><text:tab/></text:span><text:span text:style-name="T10">You NEED to do the same for anyone who sent a merge request to you</text:span></text:p>
      <text:p text:style-name="P4"/>
      <text:p text:style-name="P4"/>
      <text:list xml:id="list2057587606" text:continue-numbering="true" text:style-name="L4">
        <text:list-item>
          <text:list>
            <text:list-item>
              <text:list>
                <text:list-item>
                  <text:p text:style-name="P27"><text:soft-page-break/>Your branch has now been merged back in. Launchpad has removed your forked branch.</text:p>
                </text:list-item>
              </text:list>
            </text:list-item>
          </text:list>
        </text:list-item>
      </text:list>
      <text:p text:style-name="P5"/>
      <text:p text:style-name="P5"><text:tab/><text:tab/> You no longer have a fork to continue working on, but in our case we will assume we <text:tab/><text:tab/><text:tab/> want to continue working. To continue creating forks, you just repeat the exercise. </text:p>
      <text:p text:style-name="P5"/>
      <text:p text:style-name="P5"/>
      <text:p text:style-name="P5"/>
      <text:p text:style-name="P5"/>
      <text:p text:style-name="P5"/>
      <text:p text:style-name="P5"><text:tab/></text:p>
      <text:p text:style-name="P12"><text:span text:style-name="T5"><text:tab/><text:tab/></text:span><text:tab/>Instructor/TA <text:s/>Sign-Off _______________________________</text:p>
      <text:p text:style-name="P12"/>
      <text:p text:style-name="P4"><text:tab/><text:tab/></text:p>
      <text:p text:style-name="P4"/>
      <text:p text:style-name="P5"/>
      <text:p text:style-name="P5"/>
      <text:p text:style-name="P4"/>
      <text:list xml:id="list271270269" text:continue-numbering="true" text:style-name="L4">
        <text:list-item>
          <text:list>
            <text:list-item>
              <text:list>
                <text:list-header>
                  <text:p text:style-name="P36"><text:s/></text:p>
                </text:list-header>
                <text:list-item>
                  <text:p text:style-name="P23"><text:span text:style-name="T10">When both of you have completed the lab and received sign offs, you may delete your hellotest repository. <text:s/>Go to the main project page for </text:span><text:span text:style-name="T17">your</text:span><text:span text:style-name="T10"> hellotest repository and hit the </text:span><text:span text:style-name="T17">Code</text:span><text:span text:style-name="T16"> button at the top. <text:s/></text:span></text:p>
                </text:list-item>
              </text:list>
            </text:list-item>
          </text:list>
          <text:p text:style-name="P40"/>
          <text:p text:style-name="P42"><text:span text:style-name="T25"><text:tab/>Click on </text:span><text:span text:style-name="T7">your</text:span><text:span text:style-name="T25"> hellotest main branch when it comes up</text:span></text:p>
        </text:list-item>
      </text:list>
      <text:p text:style-name="P10"/>
      <text:p text:style-name="P12"><text:span text:style-name="T25"><text:tab/><text:tab/>On the right click </text:span><text:span text:style-name="T7">Delete Branch</text:span></text:p>
      <text:list xml:id="list232412888" text:continue-numbering="true" text:style-name="L4">
        <text:list-header>
          <text:p text:style-name="P44"/>
          <text:list>
            <text:list-item>
              <text:list>
                <text:list-header>
                  <text:p text:style-name="P40">Then choose <text:span text:style-name="T7">Delete</text:span> at the permanent deletion page</text:p>
                </text:list-header>
              </text:list>
            </text:list-item>
          </text:list>
        </text:list-header>
      </text:list>
      <text:p text:style-name="P5"/>
      <text:p text:style-name="P5"><text:tab/><text:tab/>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span text:style-name="T6"><text:tab/></text:span><text:span text:style-name="T8">Github</text:span></text:p>
      <text:p text:style-name="P17"/>
      <text:list xml:id="list1765382685" text:style-name="L5">
        <text:list-item>
          <text:list>
            <text:list-item>
              <text:list>
                <text:list-item>
                  <text:p text:style-name="P39">Click the <text:span text:style-name="T6">admin</text:span> button on the page for your project</text:p>
                  <text:p text:style-name="P39"/>
                </text:list-item>
                <text:list-item>
                  <text:p text:style-name="P39">On the left choose the panel for <text:span text:style-name="T6">Collaborators</text:span></text:p>
                  <text:p text:style-name="P41"/>
                </text:list-item>
                <text:list-item>
                  <text:p text:style-name="P39">Add the username of one of your classmates and hit <text:span text:style-name="T6">add</text:span></text:p>
                </text:list-item>
              </text:list>
            </text:list-item>
          </text:list>
        </text:list-item>
      </text:list>
      <text:p text:style-name="P10"/>
      <text:p text:style-name="P10"><text:tab/><text:tab/>Note: They need to do the same. This is just so both of you can commit back to <text:tab/><text:tab/><text:tab/>merge your changes in. </text:p>
      <text:list xml:id="list1807013918" text:continue-numbering="true" text:style-name="L5">
        <text:list-item>
          <text:list>
            <text:list-item>
              <text:list>
                <text:list-header>
                  <text:p text:style-name="P39"/>
                </text:list-header>
                <text:list-item>
                  <text:p text:style-name="P39">Find a class mate's project repository</text:p>
                  <text:p text:style-name="P39"/>
                </text:list-item>
                <text:list-item>
                  <text:p text:style-name="P39">At the top of the page hit <text:span text:style-name="T6">fork</text:span></text:p>
                  <text:p text:style-name="P41"/>
                </text:list-item>
                <text:list-item>
                  <text:p text:style-name="P39">Create a folder on your machine called <text:span text:style-name="T6">clonetest</text:span></text:p>
                  <text:p text:style-name="P41"/>
                </text:list-item>
                <text:list-item>
                  <text:p text:style-name="P39">Change directory to the clone test directory</text:p>
                  <text:p text:style-name="P39"/>
                </text:list-item>
                <text:list-item>
                  <text:p text:style-name="P39">Initialize git with <text:span text:style-name="T6">git init</text:span></text:p>
                </text:list-item>
              </text:list>
            </text:list-item>
          </text:list>
        </text:list-item>
      </text:list>
      <text:p text:style-name="P10"/>
      <text:list xml:id="list1787819821" text:continue-numbering="true" text:style-name="L5">
        <text:list-item>
          <text:list>
            <text:list-item>
              <text:list>
                <text:list-item>
                  <text:p text:style-name="P39">Clone your repository onto your machine with </text:p>
                </text:list-item>
              </text:list>
            </text:list-item>
          </text:list>
        </text:list-item>
      </text:list>
      <text:p text:style-name="P9"/>
      <text:p text:style-name="P9"><text:tab/><text:tab/><text:span text:style-name="T6">git clone <text:s/></text:span><text:a xlink:type="simple" xlink:href="mailto:git@github.com"><text:span text:style-name="T6">git@github.com</text:span></text:a><text:span text:style-name="T6">:</text:span><text:span text:style-name="T21">username</text:span><text:span text:style-name="T6">/</text:span><text:span text:style-name="T21">hellotest1234abc</text:span><text:span text:style-name="T6">.git</text:span></text:p>
      <text:p text:style-name="P10"/>
      <text:p text:style-name="P9"><text:span text:style-name="T6"><text:tab/><text:tab/></text:span>where <text:span text:style-name="T19">username </text:span>is <text:span text:style-name="T8">your</text:span> username and <text:span text:style-name="T19">hellotest1234abc </text:span>is the name of <text:span text:style-name="T8">their</text:span> repository, <text:tab/><text:tab/>that you forked.</text:p>
      <text:p text:style-name="P9"/>
      <text:list xml:id="list1199875571" text:continue-numbering="true" text:style-name="L5">
        <text:list-item>
          <text:list>
            <text:list-item>
              <text:list>
                <text:list-header>
                  <text:p text:style-name="P39">You should now have the repository on your local machine</text:p>
                  <text:p text:style-name="P39"/>
                </text:list-header>
                <text:list-item>
                  <text:p text:style-name="P39">Open your newly downloaded code </text:p>
                </text:list-item>
              </text:list>
            </text:list-item>
          </text:list>
        </text:list-item>
      </text:list>
      <text:p text:style-name="P9"><text:tab/><text:tab/></text:p>
      <text:p text:style-name="P9"><text:tab/><text:tab/> Go into the <text:span text:style-name="T6">hellotestdeb-1.5 </text:span>folder, then into the <text:span text:style-name="T6">src </text:span>folder</text:p>
      <text:p text:style-name="P9"/>
      <text:p text:style-name="P9"><text:tab/><text:tab/> Open the file <text:span text:style-name="T6">hello.cpp</text:span></text:p>
      <text:p text:style-name="P9"/>
      <text:p text:style-name="P9"/>
      <text:p text:style-name="P9"/>
      <text:p text:style-name="P9"/>
      <text:p text:style-name="P9"/>
      <text:p text:style-name="P9"/>
      <text:p text:style-name="P9"/>
      <text:list xml:id="list1367893007" text:continue-numbering="true" text:style-name="L5">
        <text:list-item>
          <text:list>
            <text:list-item>
              <text:list>
                <text:list-item>
                  <text:p text:style-name="P28"><text:soft-page-break/>add the line</text:p>
                </text:list-item>
              </text:list>
            </text:list-item>
          </text:list>
        </text:list-item>
      </text:list>
      <text:p text:style-name="P5"><text:tab/></text:p>
      <text:p text:style-name="P7"><text:span text:style-name="T5"><text:tab/><text:tab/></text:span><text:span text:style-name="T6">cout &lt;&lt; </text:span><text:span text:style-name="T21">“username”</text:span><text:span text:style-name="T6"> &lt;&lt; endl;</text:span></text:p>
      <text:p text:style-name="P4"/>
      <text:p text:style-name="P7"><text:span text:style-name="T6"><text:tab/><text:tab/></text:span><text:span text:style-name="T5">after the first cout statement where </text:span><text:span text:style-name="T23">username</text:span><text:span text:style-name="T14"> is your username.</text:span><text:span text:style-name="T5"> Then save the file. </text:span></text:p>
      <text:p text:style-name="P5"><text:tab/><text:tab/>The main function should now look like this:</text:p>
      <text:p text:style-name="P5"/>
      <text:p text:style-name="P7"><text:span text:style-name="T5"><text:tab/><text:tab/></text:span><text:span text:style-name="T6">int main()</text:span></text:p>
      <text:p text:style-name="P4"><text:tab/><text:tab/>{</text:p>
      <text:p text:style-name="P7"><text:span text:style-name="T5"><text:tab/><text:tab/><text:tab/></text:span><text:span text:style-name="T6">cout &lt;&lt; HELLO &lt;&lt; endl; </text:span></text:p>
      <text:p text:style-name="P7"><text:span text:style-name="T6"><text:tab/><text:tab/><text:tab/>cout &lt;&lt; “</text:span><text:span text:style-name="T21">username</text:span><text:span text:style-name="T10">”</text:span><text:span text:style-name="T6"> &lt;&lt; endl;</text:span></text:p>
      <text:p text:style-name="P4"><text:tab/><text:tab/><text:tab/>return 0;</text:p>
      <text:p text:style-name="P4"><text:tab/><text:tab/>}</text:p>
      <text:p text:style-name="P5"><text:tab/></text:p>
      <text:list xml:id="list1152885920" text:continue-numbering="true" text:style-name="L5">
        <text:list-item>
          <text:list>
            <text:list-item>
              <text:list>
                <text:list-item>
                  <text:p text:style-name="P28">Now add your modified code to git with</text:p>
                </text:list-item>
              </text:list>
            </text:list-item>
          </text:list>
        </text:list-item>
      </text:list>
      <text:p text:style-name="P5"/>
      <text:p text:style-name="P5"><text:tab/><text:tab/><text:span text:style-name="T6"> git add hello.cpp </text:span></text:p>
      <text:p text:style-name="P5"/>
      <text:list xml:id="list46209955" text:continue-numbering="true" text:style-name="L5">
        <text:list-item>
          <text:list>
            <text:list-item>
              <text:list>
                <text:list-item>
                  <text:p text:style-name="P28">Commit your change with </text:p>
                </text:list-item>
              </text:list>
            </text:list-item>
          </text:list>
        </text:list-item>
      </text:list>
      <text:p text:style-name="P5"/>
      <text:p text:style-name="P5"><text:tab/><text:tab/> <text:span text:style-name="T6">git commit <text:s/>-m 'modified hello.cpp for more output' </text:span></text:p>
      <text:p text:style-name="P5"/>
      <text:list xml:id="list144555210" text:continue-numbering="true" text:style-name="L5">
        <text:list-item>
          <text:list>
            <text:list-item>
              <text:list>
                <text:list-item>
                  <text:p text:style-name="P28">Push your changes back to your forked repository with </text:p>
                </text:list-item>
              </text:list>
            </text:list-item>
          </text:list>
        </text:list-item>
      </text:list>
      <text:p text:style-name="P5"/>
      <text:p text:style-name="P5"><text:tab/><text:tab/> <text:span text:style-name="T6">git push -u origin</text:span></text:p>
      <text:p text:style-name="P5"/>
      <text:list xml:id="list1147318200" text:continue-numbering="true" text:style-name="L5">
        <text:list-item>
          <text:list>
            <text:list-item>
              <text:list>
                <text:list-item>
                  <text:p text:style-name="P28">Now you can also grab changes, merge and commit to the person you forked from if they have added you as a collaborator. </text:p>
                </text:list-item>
              </text:list>
            </text:list-item>
          </text:list>
        </text:list-item>
      </text:list>
      <text:p text:style-name="P5"/>
      <text:p text:style-name="P5"><text:tab/><text:tab/> The code you have forked from is known as <text:span text:style-name="T6">upstream</text:span></text:p>
      <text:p text:style-name="P4"/>
      <text:p text:style-name="P5"><text:span text:style-name="T6"><text:tab/><text:tab/> </text:span>Add them as your upstream with </text:p>
      <text:p text:style-name="P5"/>
      <text:p text:style-name="P7"><text:span text:style-name="T5"><text:tab/><text:tab/></text:span><text:span text:style-name="T6"> git remote add upstream git://github.com/</text:span><text:span text:style-name="T21">theirUsername/hellotest1234abc.</text:span><text:span text:style-name="T6">git</text:span></text:p>
      <text:p text:style-name="P7"/>
      <text:p text:style-name="P7"><text:tab/><text:tab/> <text:span text:style-name="T5">where </text:span><text:span text:style-name="T23">theirusername </text:span><text:span text:style-name="T14">is the username of the person you forked from</text:span></text:p>
      <text:p text:style-name="P11"/>
      <text:p text:style-name="P7"><text:span text:style-name="T14"><text:tab/><text:tab/> <text:s/>and </text:span><text:span text:style-name="T23">hellotest1234abc </text:span><text:span text:style-name="T14">is the name of </text:span><text:span text:style-name="T10">their </text:span><text:span text:style-name="T14">project. </text:span><text:span text:style-name="T5"><text:s/></text:span></text:p>
      <text:p text:style-name="P5"/>
      <text:p text:style-name="P5"/>
      <text:p text:style-name="P5"/>
      <text:p text:style-name="P5"/>
      <text:list xml:id="list1250679317" text:continue-numbering="true" text:style-name="L5">
        <text:list-item>
          <text:list>
            <text:list-item>
              <text:list>
                <text:list-item>
                  <text:p text:style-name="P28"><text:soft-page-break/><text:s/>Now fetch the most current changes from <text:span text:style-name="T6">upstream</text:span> with </text:p>
                </text:list-item>
              </text:list>
            </text:list-item>
          </text:list>
        </text:list-item>
      </text:list>
      <text:p text:style-name="P5"/>
      <text:p text:style-name="P5"><text:tab/><text:tab/> <text:span text:style-name="T6"><text:s/>git <text:s/>fetch <text:s/>upstream</text:span></text:p>
      <text:p text:style-name="P5"/>
      <text:list xml:id="list2029643031" text:continue-numbering="true" text:style-name="L5">
        <text:list-item>
          <text:list>
            <text:list-item>
              <text:list>
                <text:list-item>
                  <text:p text:style-name="P28">You want to merge these changes with your changes to ensure you do not overwrite any of their changes.</text:p>
                </text:list-item>
              </text:list>
            </text:list-item>
          </text:list>
        </text:list-item>
      </text:list>
      <text:p text:style-name="P5"/>
      <text:p text:style-name="P5"><text:tab/><text:tab/>To do this type </text:p>
      <text:p text:style-name="P5"/>
      <text:p text:style-name="P5"><text:tab/><text:tab/><text:span text:style-name="T6">git <text:s/>merge <text:s/>upstream/master</text:span></text:p>
      <text:p text:style-name="P5"/>
      <text:list xml:id="list2137186893" text:continue-numbering="true" text:style-name="L5">
        <text:list-item>
          <text:list>
            <text:list-item>
              <text:list>
                <text:list-item>
                  <text:p text:style-name="P28">Now go to the top level directory containing the <text:span text:style-name="T6">hellotestdeb-1.5 </text:span>folder and the tar.gz file from your fork. <text:s/></text:p>
                  <text:p text:style-name="P28"/>
                  <text:p text:style-name="P28">Re-add your merged files so that any changes they made can be pushed back to your repository.</text:p>
                </text:list-item>
              </text:list>
            </text:list-item>
          </text:list>
        </text:list-item>
      </text:list>
      <text:p text:style-name="P5"/>
      <text:p text:style-name="P5"><text:tab/><text:tab/><text:span text:style-name="T6">git add *</text:span></text:p>
      <text:p text:style-name="P5"/>
      <text:list xml:id="list1029623252" text:continue-numbering="true" text:style-name="L5">
        <text:list-item>
          <text:list>
            <text:list-item>
              <text:list>
                <text:list-item>
                  <text:p text:style-name="P28"><text:s/>Commit your merged files so we can push</text:p>
                </text:list-item>
              </text:list>
            </text:list-item>
          </text:list>
        </text:list-item>
      </text:list>
      <text:p text:style-name="P5"/>
      <text:p text:style-name="P5"><text:tab/><text:tab/> <text:s/><text:span text:style-name="T6">git commit <text:s/>-m <text:s/>'Merged code from upstream with current fork'</text:span></text:p>
      <text:p text:style-name="P5"/>
      <text:list xml:id="list2070407749" text:continue-numbering="true" text:style-name="L5">
        <text:list-item>
          <text:list>
            <text:list-item>
              <text:list>
                <text:list-item>
                  <text:p text:style-name="P28">Push your code to your fork with </text:p>
                </text:list-item>
              </text:list>
            </text:list-item>
          </text:list>
        </text:list-item>
      </text:list>
      <text:p text:style-name="P5"/>
      <text:p text:style-name="P5"><text:tab/><text:tab/><text:span text:style-name="T6"> git push -u origin </text:span></text:p>
      <text:p text:style-name="P5"/>
      <text:list xml:id="list717244788" text:continue-numbering="true" text:style-name="L5">
        <text:list-item>
          <text:list>
            <text:list-item>
              <text:list>
                <text:list-item>
                  <text:p text:style-name="P28">On the main project page of your fork click the button for <text:span text:style-name="T6">Pull Request </text:span>at the top right</text:p>
                </text:list-item>
              </text:list>
            </text:list-item>
          </text:list>
        </text:list-item>
      </text:list>
      <text:p text:style-name="P5"/>
      <text:p text:style-name="P5"><text:tab/><text:tab/><text:span text:style-name="T6">Do NOT hit the tab called Pull Requests. That is for requests sent to you. The Pull <text:tab/><text:tab/><text:tab/>Request button is above that to the right. </text:span></text:p>
      <text:p text:style-name="P5"/>
      <text:list xml:id="list1436956351" text:continue-numbering="true" text:style-name="L5">
        <text:list-item>
          <text:list>
            <text:list-item>
              <text:list>
                <text:list-item>
                  <text:p text:style-name="P28">You will see a title field and a text area</text:p>
                </text:list-item>
              </text:list>
            </text:list-item>
          </text:list>
        </text:list-item>
      </text:list>
      <text:p text:style-name="P5"/>
      <text:p text:style-name="P5"><text:tab/><text:tab/> In the title field enter <text:span text:style-name="T6">“added new output” </text:span></text:p>
      <text:p text:style-name="P4"/>
      <text:p text:style-name="P5"><text:span text:style-name="T6"><text:tab/><text:tab/> </text:span><text:span text:style-name="T12">In the text area enter </text:span><text:span text:style-name="T10">“This added a new line of output to the hello.cpp file in src”</text:span></text:p>
      <text:p text:style-name="P5"/>
      <text:p text:style-name="P5"/>
      <text:p text:style-name="P5"/>
      <text:p text:style-name="P5"/>
      <text:p text:style-name="P5"/>
      <text:list xml:id="list1045228094" text:continue-numbering="true" text:style-name="L5">
        <text:list-item>
          <text:list>
            <text:list-item>
              <text:list>
                <text:list-item>
                  <text:p text:style-name="P28"><text:soft-page-break/>Click the button for <text:span text:style-name="T6">Send Pull Request</text:span></text:p>
                  <text:p text:style-name="P34"/>
                </text:list-item>
                <text:list-item>
                  <text:p text:style-name="P28">Your collaborator should now see a one next to the tab for <text:span text:style-name="T6">Pull Requests</text:span></text:p>
                </text:list-item>
              </text:list>
            </text:list-item>
          </text:list>
        </text:list-item>
      </text:list>
      <text:p text:style-name="P4"/>
      <text:p text:style-name="P5"><text:span text:style-name="T6"><text:tab/><text:tab/> </text:span>They should click on the tab for <text:span text:style-name="T6">Pull Requests (1) </text:span>on <text:span text:style-name="T6">THEIR</text:span> project page</text:p>
      <text:p text:style-name="P5"/>
      <text:p text:style-name="P5"><text:tab/><text:tab/> They should click on the name of the pull request shown</text:p>
      <text:p text:style-name="P5"/>
      <text:p text:style-name="P5"><text:tab/><text:tab/> Here you can discuss the pull requests. </text:p>
      <text:p text:style-name="P5"/>
      <text:p text:style-name="P5"><text:tab/><text:tab/><text:span text:style-name="T6"> You NEED to do the same for anyone who sent a pull request to you</text:span></text:p>
      <text:p text:style-name="P4"/>
      <text:list xml:id="list2076336802" text:continue-numbering="true" text:style-name="L5">
        <text:list-item>
          <text:list>
            <text:list-item>
              <text:list>
                <text:list-item>
                  <text:p text:style-name="P28">They should now add you to their remote branches with </text:p>
                </text:list-item>
              </text:list>
            </text:list-item>
          </text:list>
        </text:list-item>
      </text:list>
      <text:p text:style-name="P5"/>
      <text:p text:style-name="P5"><text:tab/><text:tab/> <text:span text:style-name="T6">git <text:s/>remote <text:s/>add <text:s/></text:span><text:span text:style-name="T21">username </text:span><text:span text:style-name="T10"><text:s/>git://github.com/</text:span><text:span text:style-name="T24">username</text:span><text:span text:style-name="T10">/</text:span><text:span text:style-name="T21">hellotest1234abc</text:span><text:span text:style-name="T10">.git </text:span></text:p>
      <text:p text:style-name="P12"/>
      <text:p text:style-name="P5"><text:span text:style-name="T10"><text:tab/><text:tab/></text:span><text:span text:style-name="T12"> where </text:span><text:span text:style-name="T19">username</text:span><text:span text:style-name="T12"> is the username of whoever is requesting from them and <text:tab/><text:tab/><text:tab/><text:tab/> </text:span><text:span text:style-name="T19">hellotest1234abc </text:span><text:span text:style-name="T12">is their project name. The first occurrence of this in the command is <text:tab/><text:tab/><text:tab/>just the title you are giving the remote branch so you can reference it.</text:span></text:p>
      <text:p text:style-name="P11"/>
      <text:p text:style-name="P5"><text:span text:style-name="T12"><text:tab/><text:tab/></text:span><text:span text:style-name="T10">You NEED to do the same for anyone who sent a pull request to you </text:span></text:p>
      <text:p text:style-name="P5"/>
      <text:list xml:id="list571341929" text:continue-numbering="true" text:style-name="L5">
        <text:list-item>
          <text:list>
            <text:list-item>
              <text:list>
                <text:list-item>
                  <text:p text:style-name="P28">They should now fetch your branch with </text:p>
                </text:list-item>
              </text:list>
            </text:list-item>
          </text:list>
        </text:list-item>
      </text:list>
      <text:p text:style-name="P5"/>
      <text:p text:style-name="P5"><text:tab/><text:tab/> <text:span text:style-name="T6">git fetch </text:span><text:span text:style-name="T21">username </text:span></text:p>
      <text:p text:style-name="P15"/>
      <text:p text:style-name="P5"><text:span text:style-name="T21"><text:tab/><text:tab/></text:span><text:span text:style-name="T12">where </text:span><text:span text:style-name="T19">username </text:span><text:span text:style-name="T12">is the username of whoever requested from them.</text:span></text:p>
      <text:p text:style-name="P11"/>
      <text:p text:style-name="P5"><text:span text:style-name="T12"><text:tab/><text:tab/></text:span><text:span text:style-name="T10">You NEED to do the same for anyone who sent a pull request to you</text:span></text:p>
      <text:p text:style-name="P11"/>
      <text:list xml:id="list790778838" text:continue-numbering="true" text:style-name="L5">
        <text:list-item>
          <text:list>
            <text:list-item>
              <text:list>
                <text:list-item>
                  <text:p text:style-name="P28">They should merge your changes with theirs with </text:p>
                </text:list-item>
              </text:list>
            </text:list-item>
          </text:list>
        </text:list-item>
      </text:list>
      <text:p text:style-name="P5"/>
      <text:p text:style-name="P5"><text:tab/><text:tab/> <text:span text:style-name="T6">git <text:s/>merge <text:s/></text:span><text:span text:style-name="T21">username</text:span><text:span text:style-name="T10">/master</text:span></text:p>
      <text:p text:style-name="P12"/>
      <text:p text:style-name="P5"><text:span text:style-name="T10"><text:tab/><text:tab/> </text:span><text:span text:style-name="T12">where </text:span><text:span text:style-name="T19">username </text:span><text:span text:style-name="T12">is the username of whoever requested from them.</text:span></text:p>
      <text:p text:style-name="P11"/>
      <text:p text:style-name="P11"><text:tab/><text:tab/> If there are any conflicts open up the conflicting files and you will see the lines with <text:tab/><text:tab/><text:tab/> conflict have been listed. Remove the conflicts and comments, do a git add. Then do a <text:tab/><text:tab/><text:tab/> git commit. Then you can do the merge command again successfully. </text:p>
      <text:p text:style-name="P5"/>
      <text:p text:style-name="P5"><text:tab/><text:tab/> <text:span text:style-name="T10">You NEED to do the same for anyone who sent a pull request to you</text:span></text:p>
      <text:p text:style-name="P5"/>
      <text:list xml:id="list1005843056" text:continue-numbering="true" text:style-name="L5">
        <text:list-item>
          <text:list>
            <text:list-item>
              <text:list>
                <text:list-item>
                  <text:p text:style-name="P28"><text:soft-page-break/>Now they need to push back to the repository with merged code with </text:p>
                </text:list-item>
              </text:list>
            </text:list-item>
          </text:list>
        </text:list-item>
      </text:list>
      <text:p text:style-name="P5"/>
      <text:p text:style-name="P5"><text:tab/><text:tab/><text:span text:style-name="T6">git push -u origin</text:span></text:p>
      <text:p text:style-name="P5"/>
      <text:p text:style-name="P5"><text:tab/><text:tab/><text:span text:style-name="T10">You NEED to do the same for anyone who sent a pull request to you</text:span></text:p>
      <text:p text:style-name="P12"/>
      <text:list xml:id="list1903362398" text:continue-numbering="true" text:style-name="L5">
        <text:list-item>
          <text:list>
            <text:list-item>
              <text:list>
                <text:list-item>
                  <text:p text:style-name="P28">Now if you go to <text:span text:style-name="T10">their </text:span><text:span text:style-name="T12">project page and look at the code, you will see that the code is merged with the code you sent them.</text:span></text:p>
                  <text:p text:style-name="P37"/>
                </text:list-item>
                <text:list-item>
                  <text:p text:style-name="P37">Now you should update your code with the upstream so that you also have all the merged code. </text:p>
                </text:list-item>
              </text:list>
            </text:list-item>
          </text:list>
        </text:list-item>
      </text:list>
      <text:p text:style-name="P11"/>
      <text:p text:style-name="P11"><text:tab/><text:tab/>This is done the same way you did when you originally grabbed their updates</text:p>
      <text:p text:style-name="P11"/>
      <text:p text:style-name="P5"><text:span text:style-name="T12"><text:tab/><text:tab/></text:span><text:span text:style-name="T10">git <text:s/>fetch <text:s/>upstream</text:span></text:p>
      <text:p text:style-name="P11"/>
      <text:list xml:id="list1756811363" text:continue-numbering="true" text:style-name="L5">
        <text:list-item>
          <text:list>
            <text:list-item>
              <text:list>
                <text:list-item>
                  <text:p text:style-name="P37">Now merge their newest updates with your code local branch </text:p>
                </text:list-item>
              </text:list>
            </text:list-item>
          </text:list>
        </text:list-item>
      </text:list>
      <text:p text:style-name="P11"/>
      <text:p text:style-name="P5"><text:span text:style-name="T12"><text:tab/><text:tab/></text:span><text:span text:style-name="T10">git <text:s/>merge <text:s/>upstream/master</text:span></text:p>
      <text:p text:style-name="P11"/>
      <text:list xml:id="list424554789" text:continue-numbering="true" text:style-name="L5">
        <text:list-item>
          <text:list>
            <text:list-item>
              <text:list>
                <text:list-item>
                  <text:p text:style-name="P28"><text:span text:style-name="T12">Change directory to the top level directory containing </text:span><text:span text:style-name="T10">hellotest-1.5/ </text:span><text:span text:style-name="T12">and the </text:span><text:span text:style-name="T10">hellotest_1.5.orig.tar.gz </text:span></text:p>
                </text:list-item>
              </text:list>
            </text:list-item>
          </text:list>
        </text:list-item>
      </text:list>
      <text:p text:style-name="P12"/>
      <text:p text:style-name="P5"><text:span text:style-name="T10"><text:tab/><text:tab/></text:span><text:span text:style-name="T12">Add your new merged files to your local branch</text:span></text:p>
      <text:p text:style-name="P11"/>
      <text:p text:style-name="P5"><text:span text:style-name="T12"><text:tab/><text:tab/></text:span><text:span text:style-name="T10">git add *</text:span></text:p>
      <text:p text:style-name="P12"/>
      <text:list xml:id="list443022543" text:continue-numbering="true" text:style-name="L5">
        <text:list-item>
          <text:list>
            <text:list-item>
              <text:list>
                <text:list-item>
                  <text:p text:style-name="P37">Commit these merges to your local branch with </text:p>
                </text:list-item>
              </text:list>
            </text:list-item>
          </text:list>
        </text:list-item>
      </text:list>
      <text:p text:style-name="P11"/>
      <text:p text:style-name="P5"><text:span text:style-name="T12"><text:tab/><text:tab/></text:span><text:span text:style-name="T10">git commit <text:s/>-m 'Merged with upstream'</text:span></text:p>
      <text:list xml:id="list2104202677" text:continue-numbering="true" text:style-name="L5">
        <text:list-item>
          <text:list>
            <text:list-item>
              <text:list>
                <text:list-item>
                  <text:p text:style-name="P37">Now push your merged files back to your forked repository with</text:p>
                </text:list-item>
              </text:list>
            </text:list-item>
          </text:list>
        </text:list-item>
      </text:list>
      <text:p text:style-name="P11"/>
      <text:p text:style-name="P5"><text:span text:style-name="T12"><text:tab/><text:tab/> </text:span><text:span text:style-name="T10">git push -u origin </text:span></text:p>
      <text:p text:style-name="P11"/>
      <text:list xml:id="list1149532950" text:continue-numbering="true" text:style-name="L5">
        <text:list-item>
          <text:list>
            <text:list-item>
              <text:list>
                <text:list-header>
                  <text:p text:style-name="P37">You have successfully forked a project, modified and merged your changes upstream. Now you have also updated your forked repository to match the upstream one.</text:p>
                </text:list-header>
              </text:list>
            </text:list-item>
          </text:list>
        </text:list-item>
      </text:list>
      <text:p text:style-name="P11"/>
      <text:p text:style-name="P11"/>
      <text:p text:style-name="P11"/>
      <text:p text:style-name="P11"/>
      <text:p text:style-name="P11"/>
      <text:p text:style-name="P12"><text:tab/><text:tab/><text:tab/>Instructor/TA <text:s/>Sign-Off _______________________________</text:p>
      <text:p text:style-name="P11"><text:soft-page-break/></text:p>
      <text:list xml:id="list444893242" text:continue-numbering="true" text:style-name="L5">
        <text:list-item>
          <text:list>
            <text:list-item>
              <text:list>
                <text:list-item>
                  <text:p text:style-name="P43">When both of you have completed the lab and received sign offs, you may delete your hellotest repository. <text:s/>Go to the main project page for your hellotest repository and hit the <text:span text:style-name="T7">admin</text:span><text:span text:style-name="T25"> button.</text:span></text:p>
                </text:list-item>
              </text:list>
            </text:list-item>
          </text:list>
        </text:list-item>
      </text:list>
      <text:p text:style-name="P10"/>
      <text:p text:style-name="P12"><text:span text:style-name="T25"><text:tab/><text:tab/>Scroll to the bottom and find the option for </text:span><text:span text:style-name="T7">Delete this repository</text:span></text:p>
      <text:p text:style-name="P10"/>
      <text:p text:style-name="P12"><text:span text:style-name="T25"><text:tab/><text:tab/>Click </text:span><text:span text:style-name="T7">Delete this repository</text:span></text:p>
      <text:p text:style-name="P14"/>
      <text:p text:style-name="P10"><text:tab/><text:tab/>Then choose <text:span text:style-name="T7">I understand, delete this repository</text:span></text:p>
      <text:p text:style-name="P14"/>
      <text:list xml:id="list1509951660" text:continue-numbering="true" text:style-name="L5">
        <text:list-item>
          <text:list>
            <text:list-item>
              <text:list>
                <text:list-header>
                  <text:p text:style-name="P41"/>
                </text:list-header>
              </text:list>
            </text:list-item>
          </text:list>
        </text:list-item>
      </text:list>
      <text:p text:style-name="P11"/>
      <text:p text:style-name="P11"/>
      <text:p text:style-name="P11"><text:tab/></text:p>
      <text:p text:style-name="P11"/>
      <text:p text:style-name="P11"/>
      <text:p text:style-name="P11"/>
      <text:p text:style-name="P5"><text:tab/><text:tab/><text:tab/></text:p>
      <text:p text:style-name="P4"/>
      <text:list xml:id="list1039412779" text:continue-numbering="true" text:style-name="L5">
        <text:list-header>
          <text:p text:style-name="P28"/>
        </text:list-header>
      </text:list>
      <text:p text:style-name="P10"/>
      <text:p text:style-name="P10"><text:tab/><text:tab/></text:p>
      <text:p text:style-name="P8"><text:tab/></text:p>
      <text:p text:style-name="P4"><text:tab/></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Mono" svg:font-family="'Bitstream Vera Sans Mono', Courier, monospace"/>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347in" table:align="left" style:writing-mode="lr-tb"/>
    </style:style>
    <style:style style:name="Table1.A" style:family="table-column">
      <style:table-column-properties style:column-width="1.7326in"/>
    </style:style>
    <style:style style:name="Table1.B" style:family="table-column">
      <style:table-column-properties style:column-width="5.2021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MP1" style:family="paragraph" style:parent-style-name="Table_20_Contents">
      <style:paragraph-properties fo:text-align="center" style:justify-single-word="false" style:snap-to-layout-grid="false"/>
    </style:style>
    <style:style style:name="MP2" style:family="paragraph" style:parent-style-name="Standard">
      <style:paragraph-properties style:snap-to-layout-grid="false"/>
    </style:style>
    <style:style style:name="MT1" style:family="text">
      <style:text-properties fo:font-size="28pt" fo:font-weight="normal" style:font-size-asian="28pt" style:font-weight-asian="normal" style:font-size-complex="28pt" style:font-weight-complex="normal"/>
    </style:style>
    <style:style style:name="M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M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MT4" style:family="text">
      <style:text-properties style:font-name="Times New Roman1" style:font-name-asian="Droid Sans Fallback" style:font-name-complex="Times New Roman1"/>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47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table:table table:name="Table1" table:style-name="Table1">
          <table:table-column table:style-name="Table1.A"/>
          <table:table-column table:style-name="Table1.B"/>
          <table:table-row table:style-name="Table1.1">
            <table:table-cell table:style-name="Table1.A1" office:value-type="string">
              <text:p text:style-name="MP1"><text:span text:style-name="MT1">R </text:span><text:span text:style-name="MT2">●</text:span><text:span text:style-name="MT1"> I </text:span><text:span text:style-name="MT2">●</text:span><text:span text:style-name="MT3"> </text:span><text:span text:style-name="MT1">T</text:span></text:p>
            </table:table-cell>
            <table:table-cell table:style-name="Table1.B1" office:value-type="string">
              <text:p text:style-name="MP2">Rochester Institute of Technology</text:p>
              <text:p text:style-name="Standard">Golisano College of Computing and Information Sciences</text:p>
              <text:p text:style-name="Standard">Department of Information Sciences and Technologies</text:p>
            </table:table-cell>
          </table:table-row>
        </table:table>
        <text:p text:style-name="Standard"/>
      </style:header>
      <style:footer>
        <text:p text:style-name="Footer"><draw:frame draw:style-name="Mfr1" draw:name="graphics1" text:anchor-type="paragraph" svg:width="1.3425in" svg:height="0.4693in" draw:z-index="23"><draw:image xlink:href="Pictures/10000201000001930000008D0A797014.png" xlink:type="simple" xlink:show="embed" xlink:actuate="onLoad"/></draw:frame> <text:s/><text:span text:style-name="MT4">© Cody Van De Mark</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 </meta:initial-creator>
    <meta:creation-date>2011-09-10T14:38:39</meta:creation-date>
    <dc:date>2012-02-29T00:10:38</dc:date>
    <dc:creator>Ren </dc:creator>
    <meta:editing-duration>P11DT1H45M</meta:editing-duration>
    <meta:editing-cycles>1009</meta:editing-cycles>
    <meta:generator>LibreOffice/3.3$Unix LibreOffice_project/330m19$Build-401</meta:generator>
    <meta:document-statistic meta:table-count="1" meta:image-count="1" meta:object-count="0" meta:page-count="24" meta:paragraph-count="429" meta:word-count="4792" meta:character-count="27811"/>
  </office:meta>
</office:document-meta>
</file>